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language="eu" fo:country="ES" fo:font-style="italic" officeooo:rsid="0011534b" officeooo:paragraph-rsid="0011534b"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Liberation Serif" fo:font-size="16pt" fo:language="eu" fo:country="ES" fo:font-style="italic" fo:font-weight="normal" style:font-size-asian="16pt" style:font-style-asian="italic" style:font-weight-asian="normal" style:font-size-complex="16pt"/>
    </style:style>
    <style:style style:name="P4" style:family="paragraph" style:parent-style-name="Standard">
      <style:paragraph-properties fo:text-align="center" style:justify-single-word="false"/>
      <style:text-properties style:font-name="Liberation Serif" fo:font-size="16pt" fo:language="eu" fo:country="ES" fo:font-style="italic" fo:font-weight="normal" officeooo:paragraph-rsid="0016e772" style:font-size-asian="16pt" style:font-style-asian="italic" style:font-weight-asian="normal" style:font-size-complex="16pt"/>
    </style:style>
    <style:style style:name="P5" style:family="paragraph" style:parent-style-name="Standard">
      <style:paragraph-properties fo:text-align="center" style:justify-single-word="false"/>
      <style:text-properties style:font-name="Liberation Serif" fo:font-size="24pt" fo:language="eu" fo:country="ES" fo:font-style="italic" fo:font-weight="normal" officeooo:rsid="00197b35" officeooo:paragraph-rsid="0016e772" style:font-size-asian="24pt" style:font-style-asian="italic" style:font-weight-asian="normal" style:font-size-complex="24pt"/>
    </style:style>
    <style:style style:name="P6" style:family="paragraph" style:parent-style-name="Standard">
      <style:paragraph-properties fo:text-align="center" style:justify-single-word="false"/>
      <style:text-properties style:font-name="Liberation Serif" fo:font-size="24pt" fo:language="eu" fo:country="ES" fo:font-style="italic" fo:font-weight="normal" style:font-size-asian="24pt" style:font-style-asian="italic" style:font-weight-asian="normal" style:font-size-complex="24pt"/>
    </style:style>
    <style:style style:name="P7" style:family="paragraph" style:parent-style-name="Standard">
      <style:text-properties style:font-name="Liberation Serif" fo:font-size="24pt" fo:language="eu" fo:country="ES" officeooo:paragraph-rsid="000f7c33" style:font-size-asian="24pt" style:font-size-complex="24pt"/>
    </style:style>
    <style:style style:name="P8" style:family="paragraph" style:parent-style-name="Standard">
      <style:paragraph-properties fo:text-align="center" style:justify-single-word="false"/>
      <style:text-properties style:font-name="Liberation Serif" fo:font-size="26pt" fo:language="eu" fo:country="ES" fo:font-style="italic" style:text-underline-style="solid" style:text-underline-width="auto" style:text-underline-color="font-color" fo:font-weight="normal" officeooo:paragraph-rsid="00197b35" style:font-size-asian="26pt" style:font-style-asian="italic" style:font-weight-asian="normal" style:font-size-complex="26pt"/>
    </style:style>
    <style:style style:name="P9" style:family="paragraph" style:parent-style-name="Standard">
      <style:paragraph-properties fo:text-align="center" style:justify-single-word="false"/>
      <style:text-properties style:font-name="Liberation Serif" fo:font-size="26pt" fo:language="eu" fo:country="ES" fo:font-style="italic" style:text-underline-style="solid" style:text-underline-width="auto" style:text-underline-color="font-color" fo:font-weight="normal" officeooo:rsid="00197b35" officeooo:paragraph-rsid="00197b35" style:font-size-asian="26pt" style:font-style-asian="italic" style:font-weight-asian="normal" style:font-size-complex="26pt"/>
    </style:style>
    <style:style style:name="P10" style:family="paragraph" style:parent-style-name="Standard">
      <style:paragraph-properties fo:text-align="center" style:justify-single-word="false"/>
      <style:text-properties style:font-name="Liberation Serif" fo:font-size="18pt" fo:language="eu" fo:country="ES" officeooo:paragraph-rsid="0016e772" style:font-size-asian="18pt" style:font-size-complex="18pt"/>
    </style:style>
    <style:style style:name="P11" style:family="paragraph" style:parent-style-name="Standard">
      <style:text-properties style:font-name="Liberation Serif" fo:language="eu" fo:country="ES" officeooo:rsid="00063d1e" officeooo:paragraph-rsid="00063d1e"/>
    </style:style>
    <style:style style:name="P12" style:family="paragraph" style:parent-style-name="Standard">
      <style:text-properties style:font-name="Liberation Serif" fo:language="eu" fo:country="ES" officeooo:rsid="00063d1e" officeooo:paragraph-rsid="000e4b40"/>
    </style:style>
    <style:style style:name="P13" style:family="paragraph" style:parent-style-name="Standard">
      <style:paragraph-properties fo:text-align="justify" style:justify-single-word="false"/>
      <style:text-properties style:font-name="Liberation Serif" fo:language="eu" fo:country="ES" officeooo:rsid="00063d1e" officeooo:paragraph-rsid="000e4b40"/>
    </style:style>
    <style:style style:name="P14" style:family="paragraph" style:parent-style-name="Standard">
      <style:paragraph-properties fo:text-align="justify" style:justify-single-word="false"/>
      <style:text-properties style:font-name="Liberation Serif" fo:language="eu" fo:country="ES" officeooo:rsid="00063d1e" officeooo:paragraph-rsid="00063d1e"/>
    </style:style>
    <style:style style:name="P15" style:family="paragraph" style:parent-style-name="Standard">
      <style:paragraph-properties fo:text-align="justify" style:justify-single-word="false"/>
      <style:text-properties style:font-name="Liberation Serif" fo:language="eu" fo:country="ES" officeooo:rsid="00063d1e" officeooo:paragraph-rsid="000e7569"/>
    </style:style>
    <style:style style:name="P16" style:family="paragraph" style:parent-style-name="Standard">
      <style:paragraph-properties fo:text-align="justify" style:justify-single-word="false"/>
      <style:text-properties style:font-name="Liberation Serif" fo:language="eu" fo:country="ES" officeooo:rsid="00063d1e" officeooo:paragraph-rsid="0008914f"/>
    </style:style>
    <style:style style:name="P17" style:family="paragraph" style:parent-style-name="Standard">
      <style:text-properties style:font-name="Liberation Serif" fo:language="eu" fo:country="ES" officeooo:rsid="00063d1e" officeooo:paragraph-rsid="000e7569"/>
    </style:style>
    <style:style style:name="P18" style:family="paragraph" style:parent-style-name="Standard">
      <style:text-properties style:font-name="Liberation Serif" fo:language="eu" fo:country="ES" officeooo:rsid="00063d1e" officeooo:paragraph-rsid="0008914f"/>
    </style:style>
    <style:style style:name="P19" style:family="paragraph" style:parent-style-name="Standard">
      <style:text-properties style:font-name="Liberation Serif" fo:language="eu" fo:country="ES" officeooo:rsid="00063d1e" officeooo:paragraph-rsid="003f262f"/>
    </style:style>
    <style:style style:name="P20" style:family="paragraph" style:parent-style-name="Standard">
      <style:text-properties style:font-name="Liberation Serif" fo:language="eu" fo:country="ES" officeooo:rsid="0008914f" officeooo:paragraph-rsid="0008914f"/>
    </style:style>
    <style:style style:name="P21" style:family="paragraph" style:parent-style-name="Standard">
      <style:text-properties fo:color="#000000" style:font-name="Liberation Serif" fo:language="eu" fo:country="ES" officeooo:rsid="0008914f" officeooo:paragraph-rsid="0008914f"/>
    </style:style>
    <style:style style:name="P22" style:family="paragraph" style:parent-style-name="Standard">
      <style:text-properties fo:color="#000000" style:font-name="Liberation Serif" fo:language="eu" fo:country="ES" officeooo:rsid="0008914f" officeooo:paragraph-rsid="000c7890"/>
    </style:style>
    <style:style style:name="P23" style:family="paragraph" style:parent-style-name="Standard">
      <style:text-properties fo:language="eu" fo:country="ES" officeooo:paragraph-rsid="003af9e4"/>
    </style:style>
    <style:style style:name="P24" style:family="paragraph" style:parent-style-name="Standard">
      <style:paragraph-properties fo:text-align="center" style:justify-single-word="false"/>
      <style:text-properties style:font-name="Courier 10 Pitch" fo:language="eu" fo:country="ES" officeooo:paragraph-rsid="003af9e4"/>
    </style:style>
    <style:style style:name="P25" style:family="paragraph" style:parent-style-name="Text_20_body">
      <style:text-properties style:font-name="Liberation Serif" fo:language="eu" fo:country="ES" officeooo:rsid="000e4b40" officeooo:paragraph-rsid="000e4b40"/>
    </style:style>
    <style:style style:name="P26" style:family="paragraph" style:parent-style-name="Text_20_body">
      <style:text-properties style:font-name="Liberation Serif" fo:language="eu" fo:country="ES" officeooo:paragraph-rsid="000f7c33"/>
    </style:style>
    <style:style style:name="P27" style:family="paragraph" style:parent-style-name="Text_20_body">
      <style:text-properties style:font-name="Liberation Serif" fo:font-size="12pt" fo:language="eu" fo:country="ES" fo:font-weight="normal" officeooo:rsid="000f7c33" officeooo:paragraph-rsid="000f7c33"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fo:color="#000000" style:font-name="Liberation Serif" fo:language="eu" fo:country="ES" officeooo:rsid="000e4b40" officeooo:paragraph-rsid="000e4b40"/>
    </style:style>
    <style:style style:name="P29" style:family="paragraph" style:parent-style-name="Text_20_body">
      <style:paragraph-properties fo:text-align="justify" style:justify-single-word="false"/>
      <style:text-properties fo:color="#000000" style:font-name="Liberation Serif" fo:language="eu" fo:country="ES" officeooo:rsid="000e4b40" officeooo:paragraph-rsid="001e755b"/>
    </style:style>
    <style:style style:name="P30" style:family="paragraph" style:parent-style-name="Text_20_body">
      <style:paragraph-properties fo:text-align="justify" style:justify-single-word="false"/>
      <style:text-properties fo:color="#000000" style:font-name="Liberation Serif" fo:language="eu" fo:country="ES" officeooo:rsid="000e4b40" officeooo:paragraph-rsid="0028bc7a"/>
    </style:style>
    <style:style style:name="P31" style:family="paragraph" style:parent-style-name="Text_20_body">
      <style:paragraph-properties fo:text-align="justify" style:justify-single-word="false"/>
      <style:text-properties fo:color="#000000" style:font-name="Liberation Serif" fo:language="eu" fo:country="ES" officeooo:rsid="001e755b" officeooo:paragraph-rsid="001e755b"/>
    </style:style>
    <style:style style:name="P32" style:family="paragraph" style:parent-style-name="Text_20_body">
      <style:paragraph-properties fo:text-align="justify" style:justify-single-word="false"/>
      <style:text-properties fo:color="#000000" style:font-name="Liberation Serif" fo:language="eu" fo:country="ES" officeooo:rsid="001e755b" officeooo:paragraph-rsid="00358647"/>
    </style:style>
    <style:style style:name="P33" style:family="paragraph" style:parent-style-name="Text_20_body">
      <style:paragraph-properties fo:text-align="justify" style:justify-single-word="false"/>
      <style:text-properties fo:color="#000000" style:font-name="Liberation Serif" fo:language="eu" fo:country="ES" style:text-underline-style="solid" style:text-underline-width="auto" style:text-underline-color="font-color" officeooo:rsid="001e755b" officeooo:paragraph-rsid="001e755b"/>
    </style:style>
    <style:style style:name="P34" style:family="paragraph" style:parent-style-name="Text_20_body">
      <style:text-properties fo:color="#000000" style:font-name="Liberation Serif" fo:language="eu" fo:country="ES" officeooo:rsid="002d059a" officeooo:paragraph-rsid="001e755b"/>
    </style:style>
    <style:style style:name="P35" style:family="paragraph" style:parent-style-name="Text_20_body">
      <style:paragraph-properties fo:text-align="justify" style:justify-single-word="false"/>
      <style:text-properties fo:color="#000000" style:font-name="Liberation Serif" fo:language="eu" fo:country="ES" officeooo:rsid="002d059a" officeooo:paragraph-rsid="001e755b"/>
    </style:style>
    <style:style style:name="P36" style:family="paragraph" style:parent-style-name="Text_20_body">
      <style:paragraph-properties fo:text-align="justify" style:justify-single-word="false"/>
      <style:text-properties fo:color="#000000" style:font-name="Liberation Serif" fo:language="eu" fo:country="ES" officeooo:rsid="002d059a" officeooo:paragraph-rsid="00358647"/>
    </style:style>
    <style:style style:name="P37" style:family="paragraph" style:parent-style-name="Text_20_body">
      <style:paragraph-properties fo:text-align="center" style:justify-single-word="false"/>
      <style:text-properties fo:color="#000000" style:font-name="Liberation Serif" fo:language="eu" fo:country="ES" officeooo:rsid="002ec3bc" officeooo:paragraph-rsid="002ec3bc"/>
    </style:style>
    <style:style style:name="P38" style:family="paragraph" style:parent-style-name="Text_20_body">
      <style:paragraph-properties fo:text-align="justify" style:justify-single-word="false"/>
      <style:text-properties fo:color="#000000" style:font-name="Liberation Serif" fo:language="eu" fo:country="ES" officeooo:rsid="002ec3bc" officeooo:paragraph-rsid="003012d5"/>
    </style:style>
    <style:style style:name="P39" style:family="paragraph" style:parent-style-name="Text_20_body">
      <style:paragraph-properties fo:text-align="justify" style:justify-single-word="false"/>
      <style:text-properties fo:color="#000000" style:font-name="Liberation Serif" fo:language="eu" fo:country="ES" officeooo:rsid="002ec3bc" officeooo:paragraph-rsid="00358647"/>
    </style:style>
    <style:style style:name="P40" style:family="paragraph" style:parent-style-name="Text_20_body">
      <style:paragraph-properties fo:text-align="justify" style:justify-single-word="false"/>
      <style:text-properties fo:color="#000000" style:font-name="Liberation Serif" fo:language="eu" fo:country="ES" officeooo:rsid="003012d5" officeooo:paragraph-rsid="003012d5"/>
    </style:style>
    <style:style style:name="P41" style:family="paragraph" style:parent-style-name="Text_20_body">
      <style:paragraph-properties fo:text-align="justify" style:justify-single-word="false"/>
      <style:text-properties fo:color="#000000" style:font-name="Liberation Serif" fo:language="eu" fo:country="ES" officeooo:rsid="003012d5" officeooo:paragraph-rsid="00358647"/>
    </style:style>
    <style:style style:name="P42" style:family="paragraph" style:parent-style-name="Text_20_body">
      <style:paragraph-properties fo:text-align="justify" style:justify-single-word="false"/>
      <style:text-properties fo:color="#000000" style:font-name="Liberation Serif" fo:language="eu" fo:country="ES" officeooo:rsid="00372bbe" officeooo:paragraph-rsid="00372bbe"/>
    </style:style>
    <style:style style:name="P43" style:family="paragraph" style:parent-style-name="Text_20_body">
      <style:paragraph-properties fo:text-align="justify" style:justify-single-word="false"/>
      <style:text-properties fo:color="#000000" style:font-name="Liberation Serif" fo:language="eu" fo:country="ES" officeooo:rsid="00372bbe" officeooo:paragraph-rsid="00390cd3"/>
    </style:style>
    <style:style style:name="P44" style:family="paragraph" style:parent-style-name="Text_20_body">
      <style:paragraph-properties fo:text-align="center" style:justify-single-word="false"/>
      <style:text-properties fo:color="#000000" style:font-name="Liberation Serif" fo:language="eu" fo:country="ES" officeooo:rsid="00372bbe" officeooo:paragraph-rsid="00372bbe"/>
    </style:style>
    <style:style style:name="P45" style:family="paragraph" style:parent-style-name="Text_20_body">
      <style:paragraph-properties fo:text-align="center" style:justify-single-word="false"/>
      <style:text-properties fo:color="#000000" style:font-name="Liberation Serif" fo:language="eu" fo:country="ES" officeooo:rsid="00372bbe" officeooo:paragraph-rsid="00390cd3"/>
    </style:style>
    <style:style style:name="P46" style:family="paragraph" style:parent-style-name="Text_20_body">
      <style:text-properties fo:color="#000000" style:font-name="Liberation Serif" fo:language="eu" fo:country="ES" officeooo:rsid="002a7f19" officeooo:paragraph-rsid="003af9e4"/>
    </style:style>
    <style:style style:name="P47" style:family="paragraph" style:parent-style-name="Text_20_body">
      <style:paragraph-properties fo:text-align="justify" style:justify-single-word="false"/>
      <style:text-properties fo:color="#000000" style:font-name="Liberation Serif" fo:language="eu" fo:country="ES" officeooo:rsid="002a7f19" officeooo:paragraph-rsid="003af9e4"/>
    </style:style>
    <style:style style:name="P48" style:family="paragraph" style:parent-style-name="Text_20_body">
      <style:text-properties fo:color="#000000" style:font-name="Liberation Serif" fo:language="eu" fo:country="ES" officeooo:rsid="003af9e4" officeooo:paragraph-rsid="003af9e4"/>
    </style:style>
    <style:style style:name="P49" style:family="paragraph" style:parent-style-name="Text_20_body">
      <style:paragraph-properties fo:text-align="center" style:justify-single-word="false"/>
      <style:text-properties fo:color="#000000" style:font-name="Liberation Serif" fo:language="eu" fo:country="ES" officeooo:rsid="000c7890" officeooo:paragraph-rsid="003af9e4"/>
    </style:style>
    <style:style style:name="P50" style:family="paragraph" style:parent-style-name="Text_20_body">
      <style:paragraph-properties fo:text-align="justify" style:justify-single-word="false"/>
      <style:text-properties fo:color="#ff3333" style:font-name="Liberation Serif" fo:language="eu" fo:country="ES" style:text-underline-style="none" officeooo:rsid="001e755b" officeooo:paragraph-rsid="001e755b"/>
    </style:style>
    <style:style style:name="P51" style:family="paragraph" style:parent-style-name="Text_20_body">
      <style:text-properties officeooo:paragraph-rsid="001e755b"/>
    </style:style>
    <style:style style:name="P52" style:family="paragraph" style:parent-style-name="Text_20_body">
      <style:text-properties officeooo:rsid="003af9e4" officeooo:paragraph-rsid="003af9e4"/>
    </style:style>
    <style:style style:name="P53" style:family="paragraph" style:parent-style-name="Text_20_body">
      <style:paragraph-properties fo:text-align="justify" style:justify-single-word="false"/>
      <style:text-properties officeooo:rsid="003af9e4" officeooo:paragraph-rsid="003af9e4"/>
    </style:style>
    <style:style style:name="P54" style:family="paragraph" style:parent-style-name="Contents_20_Heading">
      <style:paragraph-properties fo:break-before="page"/>
      <style:text-properties style:font-name="Liberation Serif" fo:font-size="18.2000007629395pt" fo:font-weight="bold" style:font-size-asian="18.2000007629395pt" style:font-weight-asian="bold" style:font-size-complex="18.2000007629395pt" style:font-weight-complex="bold"/>
    </style:style>
    <style:style style:name="P55" style:family="paragraph" style:parent-style-name="Text_20_body">
      <style:paragraph-properties fo:margin-top="0cm" fo:margin-bottom="0cm" loext:contextual-spacing="false" fo:text-align="justify" style:justify-single-word="false"/>
      <style:text-properties style:use-window-font-color="true" style:font-name="Liberation Serif" fo:language="eu" fo:country="ES" style:text-underline-style="none" officeooo:rsid="0021c040" officeooo:paragraph-rsid="0021c040"/>
    </style:style>
    <style:style style:name="P56" style:family="paragraph" style:parent-style-name="Text_20_body">
      <style:paragraph-properties fo:margin-top="0cm" fo:margin-bottom="0cm" loext:contextual-spacing="false" fo:line-height="100%"/>
      <style:text-properties style:font-name="Courier 10 Pitch" fo:font-size="10.5pt" officeooo:rsid="003af9e4" officeooo:paragraph-rsid="003af9e4" style:font-size-asian="10.5pt" style:font-size-complex="10.5pt"/>
    </style:style>
    <style:style style:name="P57" style:family="paragraph" style:parent-style-name="Text_20_body">
      <style:paragraph-properties fo:margin-top="0cm" fo:margin-bottom="0cm" loext:contextual-spacing="false" fo:line-height="100%"/>
      <style:text-properties fo:color="#000000" style:font-name="Courier 10 Pitch" fo:font-size="10.5pt" fo:language="eu" fo:country="ES" officeooo:rsid="002a7f19" officeooo:paragraph-rsid="003af9e4" style:font-size-asian="10.5pt" style:font-size-complex="10.5pt"/>
    </style:style>
    <style:style style:name="P58" style:family="paragraph" style:parent-style-name="Text_20_body">
      <style:paragraph-properties fo:margin-top="0cm" fo:margin-bottom="0cm" loext:contextual-spacing="false" fo:line-height="100%"/>
      <style:text-properties fo:color="#000000" style:font-name="Courier 10 Pitch" fo:font-size="10.5pt" fo:language="eu" fo:country="ES" officeooo:rsid="003af9e4" officeooo:paragraph-rsid="003af9e4" style:font-size-asian="10.5pt" style:font-size-complex="10.5pt"/>
    </style:style>
    <style:style style:name="P59" style:family="paragraph" style:parent-style-name="Text_20_body">
      <style:paragraph-properties fo:margin-top="0cm" fo:margin-bottom="0cm" loext:contextual-spacing="false" fo:line-height="100%"/>
      <style:text-properties fo:color="#000000" style:font-name="Liberation Serif" fo:font-size="12pt" fo:language="eu" fo:country="ES" officeooo:rsid="003af9e4" officeooo:paragraph-rsid="003af9e4" style:font-size-asian="12pt" style:font-size-complex="12pt"/>
    </style:style>
    <style:style style:name="P60" style:family="paragraph" style:parent-style-name="Text_20_body">
      <style:paragraph-properties fo:margin-top="0cm" fo:margin-bottom="0cm" loext:contextual-spacing="false" fo:text-align="justify" style:justify-single-word="false" fo:break-before="page"/>
      <style:text-properties style:use-window-font-color="true" style:font-name="Liberation Serif" fo:language="eu" fo:country="ES" style:text-underline-style="solid" style:text-underline-width="auto" style:text-underline-color="font-color" officeooo:rsid="0024a473" officeooo:paragraph-rsid="0024a473"/>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fo:font-size="12pt" style:text-underline-style="solid" style:text-underline-width="auto" style:text-underline-color="font-color" officeooo:rsid="0028bc7a" officeooo:paragraph-rsid="0028bc7a" style:font-size-asian="10.5pt" style:font-size-complex="12pt"/>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Liberation Serif" fo:font-size="8pt" fo:language="eu" fo:country="ES" style:text-underline-style="none" officeooo:rsid="0025f62b" officeooo:paragraph-rsid="0025f62b" style:font-size-asian="8pt" style:font-size-complex="8pt"/>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Liberation Serif" fo:font-size="12pt" fo:language="eu" fo:country="ES" style:text-underline-style="none" officeooo:rsid="0028bc7a" officeooo:paragraph-rsid="0028bc7a" style:font-size-asian="10.5pt" style:font-size-complex="12pt"/>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8pt" fo:language="eu" fo:country="ES" style:text-underline-style="none" officeooo:rsid="0025f62b" officeooo:paragraph-rsid="0025f62b" style:font-size-asian="8pt" style:font-size-complex="8pt"/>
    </style:style>
    <style:style style:name="P65" style:family="paragraph" style:parent-style-name="Contents_20_1">
      <style:paragraph-properties fo:margin-top="0cm" fo:margin-bottom="0.199cm" loext:contextual-spacing="false">
        <style:tab-stops>
          <style:tab-stop style:position="17cm" style:type="right" style:leader-style="dotted" style:leader-text="."/>
        </style:tab-stops>
      </style:paragraph-properties>
    </style:style>
    <style:style style:name="P66" style:family="paragraph" style:parent-style-name="Standard">
      <style:text-properties style:font-name="Liberation Serif" fo:language="eu" fo:country="ES" officeooo:rsid="00063d1e" officeooo:paragraph-rsid="00063d1e"/>
    </style:style>
    <style:style style:name="P67" style:family="paragraph" style:parent-style-name="Standard">
      <style:text-properties style:font-name="Liberation Serif" fo:language="eu" fo:country="ES" officeooo:rsid="00063d1e" officeooo:paragraph-rsid="0041fdf9"/>
    </style:style>
    <style:style style:name="P68" style:family="paragraph" style:parent-style-name="Standard">
      <style:text-properties style:font-name="Liberation Serif" fo:language="eu" fo:country="ES" officeooo:rsid="00063d1e" officeooo:paragraph-rsid="00421a7d"/>
    </style:style>
    <style:style style:name="P69" style:family="paragraph" style:parent-style-name="Standard">
      <style:text-properties style:font-name="Liberation Serif" fo:language="eu" fo:country="ES" officeooo:rsid="0041fdf9" officeooo:paragraph-rsid="0041fdf9"/>
    </style:style>
    <style:style style:name="P70" style:family="paragraph" style:parent-style-name="Standard">
      <style:text-properties fo:color="#000000" style:font-name="Liberation Serif" fo:language="eu" fo:country="ES" officeooo:rsid="002d059a" officeooo:paragraph-rsid="00358647"/>
    </style:style>
    <style:style style:name="P71" style:family="paragraph" style:parent-style-name="Text_20_body">
      <style:paragraph-properties fo:margin-top="0cm" fo:margin-bottom="0cm" loext:contextual-spacing="false" fo:text-align="justify" style:justify-single-word="false"/>
      <style:text-properties style:use-window-font-color="true" officeooo:rsid="0021c040" officeooo:paragraph-rsid="00437030"/>
    </style:style>
    <style:style style:name="P72" style:family="paragraph" style:parent-style-name="Text_20_body">
      <style:paragraph-properties fo:margin-top="0cm" fo:margin-bottom="0cm" loext:contextual-spacing="false" fo:text-align="justify" style:justify-single-word="false"/>
      <style:text-properties style:use-window-font-color="true" style:text-underline-style="solid" style:text-underline-width="auto" style:text-underline-color="font-color" officeooo:rsid="0024a473" officeooo:paragraph-rsid="00452ddf"/>
    </style:style>
    <style:style style:name="P73" style:family="paragraph" style:parent-style-name="Text_20_body">
      <style:paragraph-properties fo:margin-top="0cm" fo:margin-bottom="0cm" loext:contextual-spacing="false" fo:text-align="justify" style:justify-single-word="false"/>
      <style:text-properties fo:color="#000000" style:font-name="Courier 10 Pitch" fo:font-size="10.5pt" officeooo:paragraph-rsid="00437030" fo:background-color="transparent" style:font-size-asian="10.5pt" style:font-size-complex="10.5pt"/>
    </style:style>
    <style:style style:name="P74" style:family="paragraph" style:parent-style-name="Text_20_body">
      <style:paragraph-properties fo:margin-top="0cm" fo:margin-bottom="0cm" loext:contextual-spacing="false" fo:text-align="justify" style:justify-single-word="false"/>
      <style:text-properties style:font-name="Courier 10 Pitch" fo:font-size="10.5pt" officeooo:paragraph-rsid="00437030" style:font-size-asian="10.5pt" style:font-size-complex="10.5pt"/>
    </style:style>
    <style:style style:name="P75" style:family="paragraph" style:parent-style-name="Text_20_body">
      <style:text-properties style:font-name="Liberation Serif" fo:language="eu" fo:country="ES" officeooo:paragraph-rsid="000e4b40"/>
    </style:style>
    <style:style style:name="P76" style:family="paragraph" style:parent-style-name="Text_20_body">
      <style:paragraph-properties fo:text-align="center" style:justify-single-word="false"/>
      <style:text-properties fo:color="#000000" style:font-name="Liberation Serif" fo:language="eu" fo:country="ES" officeooo:rsid="002ec3bc" officeooo:paragraph-rsid="00452ddf"/>
    </style:style>
    <style:style style:name="P77" style:family="paragraph" style:parent-style-name="Text_20_body">
      <style:paragraph-properties fo:text-align="justify" style:justify-single-word="false"/>
      <style:text-properties fo:color="#000000" style:font-name="Liberation Serif" fo:language="eu" fo:country="ES" officeooo:rsid="002ec3bc" officeooo:paragraph-rsid="00452ddf"/>
    </style:style>
    <style:style style:name="P78" style:family="paragraph" style:parent-style-name="Text_20_body">
      <style:paragraph-properties fo:text-align="justify" style:justify-single-word="false"/>
      <style:text-properties fo:color="#000000" style:font-name="Liberation Serif" fo:language="eu" fo:country="ES" officeooo:rsid="000e4b40" officeooo:paragraph-rsid="0043307d"/>
    </style:style>
    <style:style style:name="P79" style:family="paragraph" style:parent-style-name="Text_20_body">
      <style:paragraph-properties fo:text-align="justify" style:justify-single-word="false"/>
      <style:text-properties fo:color="#000000" style:font-name="Liberation Serif" fo:language="eu" fo:country="ES" officeooo:rsid="000e4b40" officeooo:paragraph-rsid="00452ddf"/>
    </style:style>
    <style:style style:name="P80" style:family="paragraph" style:parent-style-name="Text_20_body">
      <style:paragraph-properties fo:text-align="center" style:justify-single-word="false"/>
      <style:text-properties fo:color="#000000" style:font-name="Liberation Serif" fo:language="eu" fo:country="ES" officeooo:rsid="00372bbe" officeooo:paragraph-rsid="0046ac2e"/>
    </style:style>
    <style:style style:name="P81" style:family="paragraph" style:parent-style-name="Text_20_body">
      <style:paragraph-properties fo:text-align="justify" style:justify-single-word="false"/>
      <style:text-properties fo:color="#000000" style:font-name="Courier 10 Pitch" fo:font-size="10.5pt" officeooo:paragraph-rsid="00437030" fo:background-color="transparent" style:font-size-asian="10.5pt" style:font-size-complex="10.5pt"/>
    </style:style>
    <style:style style:name="P82" style:family="paragraph" style:parent-style-name="Text_20_body">
      <style:paragraph-properties fo:text-align="justify" style:justify-single-word="false"/>
      <style:text-properties fo:color="#000000" style:font-name="Courier 10 Pitch" fo:font-size="10.5pt" fo:language="eu" fo:country="ES" style:text-underline-style="none" officeooo:rsid="00437030" officeooo:paragraph-rsid="00437030" fo:background-color="transparent" style:font-size-asian="10.5pt" style:font-size-complex="10.5pt"/>
    </style:style>
    <style:style style:name="P83" style:family="paragraph" style:parent-style-name="Text_20_body">
      <style:paragraph-properties fo:text-align="justify" style:justify-single-word="false"/>
      <style:text-properties officeooo:paragraph-rsid="001eb2da"/>
    </style:style>
    <style:style style:name="P84" style:family="paragraph" style:parent-style-name="Text_20_body">
      <style:text-properties style:font-name="Courier 10 Pitch" fo:font-size="10.5pt" style:font-size-asian="10.5pt" style:font-size-complex="10.5pt"/>
    </style:style>
    <style:style style:name="P85" style:family="paragraph" style:parent-style-name="Text_20_body">
      <style:text-properties style:font-name="Courier 10 Pitch" officeooo:rsid="00452ddf" officeooo:paragraph-rsid="00452ddf"/>
    </style:style>
    <style:style style:name="P86" style:family="paragraph" style:parent-style-name="Text_20_body">
      <style:paragraph-properties fo:text-align="justify" style:justify-single-word="false"/>
      <style:text-properties style:use-window-font-color="true" style:font-name="Liberation Serif" fo:language="eu" fo:country="ES" style:text-underline-style="solid" style:text-underline-width="auto" style:text-underline-color="font-color" officeooo:rsid="001eb2da" officeooo:paragraph-rsid="00437030"/>
    </style:style>
    <style:style style:name="P87" style:family="paragraph" style:parent-style-name="Text_20_body">
      <style:paragraph-properties fo:text-align="justify" style:justify-single-word="false"/>
      <style:text-properties style:use-window-font-color="true" style:font-name="Liberation Serif" fo:language="eu" fo:country="ES" style:text-underline-style="none" officeooo:rsid="00437030" officeooo:paragraph-rsid="00437030"/>
    </style:style>
    <style:style style:name="P88" style:family="paragraph" style:parent-style-name="Text_20_body">
      <style:paragraph-properties fo:text-align="justify" style:justify-single-word="false"/>
      <style:text-properties style:use-window-font-color="true" style:font-name="Courier 10 Pitch" fo:font-size="10.5pt" fo:language="eu" fo:country="ES" style:text-underline-style="none" officeooo:rsid="00437030" officeooo:paragraph-rsid="00437030" style:font-size-asian="10.5pt" style:font-size-complex="10.5pt"/>
    </style:style>
    <style:style style:name="P89" style:family="paragraph" style:parent-style-name="Text_20_body">
      <style:paragraph-properties fo:text-align="justify" style:justify-single-word="false"/>
      <style:text-properties style:use-window-font-color="true" officeooo:rsid="0021c040" officeooo:paragraph-rsid="0021c040"/>
    </style:style>
    <style:style style:name="P90" style:family="paragraph" style:parent-style-name="Text_20_body">
      <style:paragraph-properties fo:text-align="justify" style:justify-single-word="false" fo:break-before="page"/>
      <style:text-properties fo:color="#000000" style:font-name="Liberation Serif" fo:language="eu" fo:country="ES" officeooo:rsid="000e4b40" officeooo:paragraph-rsid="00452ddf"/>
    </style:style>
    <style:style style:name="P91" style:family="paragraph" style:parent-style-name="Text_20_body">
      <style:paragraph-properties fo:text-align="justify" style:justify-single-word="false" fo:break-before="page"/>
      <style:text-properties officeooo:paragraph-rsid="0021c040"/>
    </style:style>
    <style:style style:name="P9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text-underline-style="solid" style:text-underline-width="auto" style:text-underline-color="font-color" officeooo:rsid="0025f62b" officeooo:paragraph-rsid="0025f62b"/>
    </style:style>
    <style:style style:name="P93" style:family="paragraph" style:parent-style-name="Heading_20_1">
      <style:text-properties style:font-name="Liberation Serif" fo:font-size="12pt" fo:language="eu" fo:country="ES" fo:font-weight="normal" officeooo:rsid="000f7c33" officeooo:paragraph-rsid="000f7c33" style:font-size-asian="12pt" style:font-weight-asian="normal" style:font-size-complex="12pt" style:font-weight-complex="normal"/>
    </style:style>
    <style:style style:name="P94" style:family="paragraph" style:parent-style-name="Heading_20_1">
      <style:text-properties style:font-name="Liberation Serif" fo:language="eu" fo:country="ES"/>
    </style:style>
    <style:style style:name="P95" style:family="paragraph" style:parent-style-name="Heading_20_1">
      <style:text-properties style:font-name="Liberation Serif" fo:language="eu" fo:country="ES" officeooo:paragraph-rsid="000e4b40"/>
    </style:style>
    <style:style style:name="P96" style:family="paragraph" style:parent-style-name="Heading_20_1">
      <style:text-properties style:font-name="Liberation Serif" fo:language="eu" fo:country="ES" officeooo:paragraph-rsid="000e7569"/>
    </style:style>
    <style:style style:name="P97" style:family="paragraph" style:parent-style-name="Heading_20_1">
      <style:text-properties style:font-name="Liberation Serif" fo:language="eu" fo:country="ES" officeooo:paragraph-rsid="0016e772"/>
    </style:style>
    <style:style style:name="P98" style:family="paragraph" style:parent-style-name="Heading_20_1">
      <style:text-properties fo:color="#000000" style:font-name="Liberation Serif" fo:language="eu" fo:country="ES" officeooo:rsid="00063d1e" officeooo:paragraph-rsid="000c7890"/>
    </style:style>
    <style:style style:name="P99" style:family="paragraph" style:parent-style-name="Heading_20_1">
      <style:paragraph-properties fo:break-before="page"/>
      <style:text-properties style:font-name="Liberation Serif" fo:language="eu" fo:country="ES" officeooo:paragraph-rsid="000f7c33"/>
    </style:style>
    <style:style style:name="P100" style:family="paragraph" style:parent-style-name="Heading_20_1">
      <style:paragraph-properties fo:break-before="page"/>
      <style:text-properties style:font-name="Liberation Serif" fo:language="eu" fo:country="ES" officeooo:rsid="000e4b40" officeooo:paragraph-rsid="000e4b40"/>
    </style:style>
    <style:style style:name="P101" style:family="paragraph" style:parent-style-name="Heading_20_1">
      <style:paragraph-properties fo:break-before="page"/>
      <style:text-properties style:font-name="Liberation Serif" fo:language="eu" fo:country="ES" officeooo:rsid="00063d1e" officeooo:paragraph-rsid="0008914f"/>
    </style:style>
    <style:style style:name="P102" style:family="paragraph" style:parent-style-name="Heading_20_1">
      <style:paragraph-properties fo:break-before="page"/>
      <style:text-properties style:font-name="Liberation Serif" fo:language="eu" fo:country="ES" officeooo:paragraph-rsid="001e755b"/>
    </style:style>
    <style:style style:name="P103" style:family="paragraph" style:parent-style-name="Heading_20_1">
      <style:paragraph-properties fo:break-before="page"/>
      <style:text-properties style:font-name="Liberation Serif" fo:language="eu" fo:country="ES" officeooo:paragraph-rsid="002a7f19"/>
    </style:style>
    <style:style style:name="P104" style:family="paragraph" style:parent-style-name="Heading_20_1">
      <style:paragraph-properties fo:break-before="page"/>
      <style:text-properties fo:color="#000000" style:font-name="Liberation Serif" fo:language="eu" fo:country="ES" officeooo:rsid="000c7890" officeooo:paragraph-rsid="001e755b"/>
    </style:style>
    <style:style style:name="P105" style:family="paragraph" style:parent-style-name="Preformatted_20_Text">
      <style:text-properties style:font-name="Courier 10 Pitch"/>
    </style:style>
    <style:style style:name="P106" style:family="paragraph" style:parent-style-name="Preformatted_20_Text">
      <style:text-properties style:font-name="Courier 10 Pitch" fo:font-size="10.5pt" style:font-size-asian="10.5pt" style:font-size-complex="10.5pt"/>
    </style:style>
    <style:style style:name="P107" style:family="paragraph" style:parent-style-name="Preformatted_20_Text">
      <style:text-properties style:font-name="Courier 10 Pitch" fo:font-size="10.5pt" officeooo:rsid="00437030" officeooo:paragraph-rsid="00437030" style:font-size-asian="10.5pt" style:font-size-complex="10.5pt"/>
    </style:style>
    <style:style style:name="P108" style:family="paragraph">
      <style:text-properties style:font-name="Courier 10 Pitch" fo:font-size="10.5pt" fo:language="eu" fo:country="ES" style:font-size-asian="10.5pt" style:font-size-complex="10.5pt"/>
    </style:style>
    <style:style style:name="P109" style:family="paragraph" style:parent-style-name="Preformatted_20_Text">
      <style:paragraph-properties fo:margin-top="0cm" fo:margin-bottom="0cm" loext:contextual-spacing="false"/>
      <style:text-properties style:font-name="Courier 10 Pitch" fo:font-size="10.5pt" style:font-size-asian="10.5pt" style:font-size-complex="10.5pt"/>
    </style:style>
    <style:style style:name="P110" style:family="paragraph">
      <loext:graphic-properties draw:fill-color="#ffffff"/>
    </style:style>
    <style:style style:name="P111" style:family="paragraph">
      <loext:graphic-properties draw:fill="none"/>
      <style:paragraph-properties fo:text-align="center"/>
    </style:style>
    <style:style style:name="T1" style:family="text">
      <style:text-properties officeooo:rsid="0008914f"/>
    </style:style>
    <style:style style:name="T2" style:family="text">
      <style:text-properties officeooo:rsid="000c7890"/>
    </style:style>
    <style:style style:name="T3" style:family="text">
      <style:text-properties fo:color="#000000"/>
    </style:style>
    <style:style style:name="T4" style:family="text">
      <style:text-properties fo:color="#000000" officeooo:rsid="000c7890"/>
    </style:style>
    <style:style style:name="T5" style:family="text">
      <style:text-properties fo:color="#000000" officeooo:rsid="0016e772"/>
    </style:style>
    <style:style style:name="T6" style:family="text">
      <style:text-properties fo:color="#000000" officeooo:rsid="001e755b"/>
    </style:style>
    <style:style style:name="T7" style:family="text">
      <style:text-properties fo:color="#000000" officeooo:rsid="002a7f19"/>
    </style:style>
    <style:style style:name="T8" style:family="text">
      <style:text-properties fo:color="#000000" style:font-name="Liberation Serif" fo:language="eu" fo:country="ES"/>
    </style:style>
    <style:style style:name="T9" style:family="text">
      <style:text-properties fo:color="#000000" style:font-name="Liberation Serif" fo:language="eu" fo:country="ES" officeooo:rsid="000c7890"/>
    </style:style>
    <style:style style:name="T10" style:family="text">
      <style:text-properties fo:color="#000000" style:font-name="Liberation Serif" fo:language="eu" fo:country="ES" officeooo:rsid="002d059a"/>
    </style:style>
    <style:style style:name="T11" style:family="text">
      <style:text-properties fo:color="#000000" style:font-name="Liberation Serif" fo:language="eu" fo:country="ES" officeooo:rsid="002a7f19"/>
    </style:style>
    <style:style style:name="T12" style:family="text">
      <style:text-properties fo:color="#000000" fo:language="eu" fo:country="ES"/>
    </style:style>
    <style:style style:name="T13" style:family="text">
      <style:text-properties fo:color="#000000" fo:language="eu" fo:country="ES" officeooo:rsid="002a7f19"/>
    </style:style>
    <style:style style:name="T14" style:family="text">
      <style:text-properties fo:color="#000000" officeooo:rsid="0043307d"/>
    </style:style>
    <style:style style:name="T15" style:family="text">
      <style:text-properties fo:color="#000000" fo:background-color="transparent" loext:char-shading-value="0"/>
    </style:style>
    <style:style style:name="T16" style:family="text">
      <style:text-properties fo:color="#000000" fo:font-weight="bold" fo:background-color="transparent" loext:char-shading-value="0"/>
    </style:style>
    <style:style style:name="T17" style:family="text">
      <style:text-properties officeooo:rsid="000e4b40"/>
    </style:style>
    <style:style style:name="T18" style:family="text">
      <style:text-properties officeooo:rsid="000e7569"/>
    </style:style>
    <style:style style:name="T19" style:family="text">
      <style:text-properties fo:font-style="italic" fo:font-weight="normal" style:font-style-asian="italic" style:font-weight-asian="normal"/>
    </style:style>
    <style:style style:name="T20" style:family="text">
      <style:text-properties fo:font-style="italic" fo:font-weight="normal" officeooo:rsid="00197b35" style:font-style-asian="italic" style:font-weight-asian="normal"/>
    </style:style>
    <style:style style:name="T21" style:family="text">
      <style:text-properties fo:font-style="italic" officeooo:rsid="002ec3bc" style:font-style-asian="italic" style:font-style-complex="italic"/>
    </style:style>
    <style:style style:name="T22" style:family="text">
      <style:text-properties fo:font-style="italic" officeooo:rsid="003012d5" style:font-style-asian="italic" style:font-style-complex="italic"/>
    </style:style>
    <style:style style:name="T23" style:family="text">
      <style:text-properties fo:font-style="italic" officeooo:rsid="00452ddf" style:font-style-asian="italic" style:font-style-complex="italic"/>
    </style:style>
    <style:style style:name="T24" style:family="text">
      <style:text-properties fo:font-style="italic" officeooo:rsid="00468292" style:font-style-asian="italic" style:font-style-complex="italic"/>
    </style:style>
    <style:style style:name="T25" style:family="text">
      <style:text-properties fo:font-style="italic" officeooo:rsid="0046ac2e" style:font-style-asian="italic" style:font-style-complex="italic"/>
    </style:style>
    <style:style style:name="T26" style:family="text">
      <style:text-properties fo:language="eu" fo:country="ES"/>
    </style:style>
    <style:style style:name="T27" style:family="text">
      <style:text-properties fo:language="eu" fo:country="ES" style:text-underline-style="none" officeooo:rsid="001eb2da"/>
    </style:style>
    <style:style style:name="T28" style:family="text">
      <style:text-properties fo:language="eu" fo:country="ES" style:text-underline-style="none" officeooo:rsid="00437030"/>
    </style:style>
    <style:style style:name="T29" style:family="text">
      <style:text-properties officeooo:rsid="001e755b"/>
    </style:style>
    <style:style style:name="T30" style:family="text">
      <style:text-properties style:font-name="Liberation Serif"/>
    </style:style>
    <style:style style:name="T31" style:family="text">
      <style:text-properties style:font-name="Liberation Serif" fo:language="eu" fo:country="ES" style:text-underline-style="none"/>
    </style:style>
    <style:style style:name="T32" style:family="text">
      <style:text-properties style:font-name="Liberation Serif" fo:language="eu" fo:country="ES" officeooo:rsid="00063d1e"/>
    </style:style>
    <style:style style:name="T33" style:family="text">
      <style:text-properties fo:color="#ff3333" officeooo:rsid="001e755b"/>
    </style:style>
    <style:style style:name="T34" style:family="text">
      <style:text-properties fo:color="#ff3333" style:text-underline-style="none"/>
    </style:style>
    <style:style style:name="T35" style:family="text">
      <style:text-properties fo:color="#ff3333" style:text-underline-style="none" officeooo:rsid="001e755b"/>
    </style:style>
    <style:style style:name="T36" style:family="text">
      <style:text-properties fo:color="#ff3333" style:font-name="Liberation Serif" fo:language="eu" fo:country="ES"/>
    </style:style>
    <style:style style:name="T37" style:family="text">
      <style:text-properties fo:color="#ff3333" style:font-name="Liberation Serif" fo:language="eu" fo:country="ES" style:text-underline-style="none"/>
    </style:style>
    <style:style style:name="T38" style:family="text">
      <style:text-properties fo:color="#ff3333" style:font-name="Liberation Serif" fo:language="eu" fo:country="ES" style:text-underline-style="none" officeooo:rsid="00452ddf"/>
    </style:style>
    <style:style style:name="T39" style:family="text">
      <style:text-properties fo:color="#ff3333" style:font-name="Liberation Serif" fo:language="eu" fo:country="ES" officeooo:rsid="002a7f19"/>
    </style:style>
    <style:style style:name="T40" style:family="text">
      <style:text-properties fo:color="#ff3333" style:font-name="Liberation Serif" fo:language="eu" fo:country="ES" officeooo:rsid="0046ac2e"/>
    </style:style>
    <style:style style:name="T41" style:family="text">
      <style:text-properties fo:color="#ff3333" style:font-name="Liberation Serif" fo:font-size="12pt" fo:language="eu" fo:country="ES" style:font-size-asian="12pt" style:font-size-complex="12pt"/>
    </style:style>
    <style:style style:name="T42" style:family="text">
      <style:text-properties fo:color="#ff3333" officeooo:rsid="0021c040"/>
    </style:style>
    <style:style style:name="T43" style:family="text">
      <style:text-properties fo:color="#ff3333" officeooo:rsid="0024a473"/>
    </style:style>
    <style:style style:name="T44" style:family="text">
      <style:text-properties fo:color="#ff3333" officeooo:rsid="0025f62b"/>
    </style:style>
    <style:style style:name="T45" style:family="text">
      <style:text-properties fo:color="#ff3333" officeooo:rsid="0028bc7a"/>
    </style:style>
    <style:style style:name="T46" style:family="text">
      <style:text-properties fo:color="#ff3333" style:font-name="Courier 10 Pitch" fo:font-size="10.5pt" fo:language="eu" fo:country="ES" style:text-underline-style="none" style:font-size-asian="10.5pt" style:font-size-complex="10.5pt"/>
    </style:style>
    <style:style style:name="T47" style:family="text">
      <style:text-properties fo:color="#ff3333" officeooo:rsid="0043307d"/>
    </style:style>
    <style:style style:name="T48" style:family="text">
      <style:text-properties fo:color="#ff3333" officeooo:rsid="00452ddf"/>
    </style:style>
    <style:style style:name="T49" style:family="text">
      <style:text-properties style:use-window-font-color="true" style:font-name="Liberation Serif" fo:language="eu" fo:country="ES" style:text-underline-style="none" officeooo:rsid="001eb2da"/>
    </style:style>
    <style:style style:name="T50" style:family="text">
      <style:text-properties style:use-window-font-color="true" style:font-name="Liberation Serif" fo:language="eu" fo:country="ES" style:text-underline-style="solid" style:text-underline-width="auto" style:text-underline-color="font-color" officeooo:rsid="001e755b"/>
    </style:style>
    <style:style style:name="T51" style:family="text">
      <style:text-properties style:use-window-font-color="true" style:font-name="Liberation Serif" fo:language="eu" fo:country="ES" style:text-underline-style="solid" style:text-underline-width="auto" style:text-underline-color="font-color" officeooo:rsid="0021c040"/>
    </style:style>
    <style:style style:name="T52" style:family="text">
      <style:text-properties style:use-window-font-color="true" style:font-name="Liberation Serif" fo:language="eu" fo:country="ES" officeooo:rsid="0046ac2e"/>
    </style:style>
    <style:style style:name="T53" style:family="text">
      <style:text-properties style:use-window-font-color="true" style:font-name="Liberation Serif" fo:language="eu" fo:country="ES" fo:font-style="italic" officeooo:rsid="0046ac2e" style:font-style-asian="italic" style:font-style-complex="italic"/>
    </style:style>
    <style:style style:name="T54" style:family="text">
      <style:text-properties style:use-window-font-color="true" style:font-name="Liberation Serif" fo:language="eu" fo:country="ES" fo:font-style="normal" officeooo:rsid="0046ac2e" style:font-style-asian="normal" style:font-style-complex="normal"/>
    </style:style>
    <style:style style:name="T55" style:family="text">
      <style:text-properties style:use-window-font-color="true" officeooo:rsid="001eb2da"/>
    </style:style>
    <style:style style:name="T56" style:family="text">
      <style:text-properties style:use-window-font-color="true" officeooo:rsid="001fe7f5"/>
    </style:style>
    <style:style style:name="T57" style:family="text">
      <style:text-properties style:use-window-font-color="true" officeooo:rsid="0021c040"/>
    </style:style>
    <style:style style:name="T58" style:family="text">
      <style:text-properties style:use-window-font-color="true" officeooo:rsid="0023806f"/>
    </style:style>
    <style:style style:name="T59" style:family="text">
      <style:text-properties style:use-window-font-color="true" officeooo:rsid="0024a473"/>
    </style:style>
    <style:style style:name="T60" style:family="text">
      <style:text-properties style:use-window-font-color="true" officeooo:rsid="0025f62b"/>
    </style:style>
    <style:style style:name="T61" style:family="text">
      <style:text-properties style:use-window-font-color="true" officeooo:rsid="0028bc7a"/>
    </style:style>
    <style:style style:name="T62" style:family="text">
      <style:text-properties style:use-window-font-color="true" officeooo:rsid="00437030"/>
    </style:style>
    <style:style style:name="T63" style:family="text">
      <style:text-properties style:use-window-font-color="true" officeooo:rsid="00452ddf"/>
    </style:style>
    <style:style style:name="T64" style:family="text">
      <style:text-properties fo:color="#00cc33"/>
    </style:style>
    <style:style style:name="T65" style:family="text">
      <style:text-properties officeooo:rsid="002ec3bc"/>
    </style:style>
    <style:style style:name="T66" style:family="text">
      <style:text-properties officeooo:rsid="003012d5"/>
    </style:style>
    <style:style style:name="T67" style:family="text">
      <style:text-properties fo:font-style="normal" officeooo:rsid="003012d5" style:font-style-asian="normal" style:font-style-complex="normal"/>
    </style:style>
    <style:style style:name="T68" style:family="text">
      <style:text-properties fo:font-style="normal" officeooo:rsid="00468292" style:font-style-asian="normal" style:font-style-complex="normal"/>
    </style:style>
    <style:style style:name="T69" style:family="text">
      <style:text-properties fo:font-style="normal" officeooo:rsid="0046ac2e" style:font-style-asian="normal" style:font-style-complex="normal"/>
    </style:style>
    <style:style style:name="T70" style:family="text">
      <style:text-properties officeooo:rsid="00390cd3"/>
    </style:style>
    <style:style style:name="T71" style:family="text">
      <style:text-properties officeooo:rsid="003af9e4"/>
    </style:style>
    <style:style style:name="T72" style:family="text">
      <style:text-properties style:font-name="Courier 10 Pitch" fo:font-size="10.5pt" style:font-size-asian="10.5pt" style:font-size-complex="10.5pt"/>
    </style:style>
    <style:style style:name="T73" style:family="text">
      <style:text-properties style:font-name="Courier 10 Pitch" fo:font-size="10.5pt" officeooo:rsid="0043307d" style:font-size-asian="10.5pt" style:font-size-complex="10.5pt"/>
    </style:style>
    <style:style style:name="T74" style:family="text">
      <style:text-properties style:font-name="Courier 10 Pitch" fo:font-size="10.5pt" officeooo:rsid="00437030" style:font-size-asian="10.5pt" style:font-size-complex="10.5pt"/>
    </style:style>
    <style:style style:name="T75" style:family="text">
      <style:text-properties style:font-name="Courier 10 Pitch" fo:font-size="10.5pt" fo:language="eu" fo:country="ES" style:text-underline-style="none" style:font-size-asian="10.5pt" style:font-size-complex="10.5pt"/>
    </style:style>
    <style:style style:name="T76" style:family="text">
      <style:text-properties style:font-name="Courier 10 Pitch" fo:font-size="10.5pt" style:font-size-complex="10.5pt"/>
    </style:style>
    <style:style style:name="T77" style:family="text">
      <style:text-properties fo:font-size="10.5pt" fo:language="eu" fo:country="ES" style:font-size-asian="10.5pt" style:font-size-complex="10.5pt"/>
    </style:style>
    <style:style style:name="T78" style:family="text">
      <style:text-properties officeooo:rsid="0041fdf9"/>
    </style:style>
    <style:style style:name="T79" style:family="text">
      <style:text-properties officeooo:rsid="00421a7d"/>
    </style:style>
    <style:style style:name="T80" style:family="text">
      <style:text-properties officeooo:rsid="0043307d"/>
    </style:style>
    <style:style style:name="T81" style:family="text">
      <style:text-properties officeooo:rsid="00437030"/>
    </style:style>
    <style:style style:name="T82" style:family="text">
      <style:text-properties officeooo:rsid="001eb2da"/>
    </style:style>
    <style:style style:name="T83" style:family="text">
      <style:text-properties officeooo:rsid="00452ddf"/>
    </style:style>
    <style:style style:name="T84" style:family="text">
      <style:text-properties officeooo:rsid="00468292"/>
    </style:style>
    <style:style style:name="T85" style:family="text">
      <style:text-properties officeooo:rsid="0046ac2e"/>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3.344cm" fo:min-width="17.872cm"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2.82cm" fo:min-width="3.23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2.716cm" fo:min-width="10.2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3.115cm" fo:min-width="16.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3.115cm" fo:min-width="17.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3.115cm" fo:min-width="17.1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is-list-header="true"><draw:custom-shape text:anchor-type="paragraph" draw:z-index="0" draw:name="Forma1" draw:style-name="gr1" draw:text-style-name="P110" svg:width="17.872cm" svg:height="3.345cm" svg:x="-0.25cm" svg:y="-1.24cm"><text:p/><draw:enhanced-geometry svg:viewBox="0 0 21600 21600" draw:type="rectangle" draw:enhanced-path="M 0 0 L 21600 0 21600 21600 0 21600 0 0 Z N"/></draw:custom-shape></text:h>
      <text:p text:style-name="P27"/>
      <text:p text:style-name="P4">Konputagailu bidezko Grafikoak - 2016/2017 ikasturtea</text:p>
      <text:p text:style-name="P4"/>
      <text:p text:style-name="P4"/>
      <text:p text:style-name="P4"/>
      <text:p text:style-name="P4"/>
      <text:p text:style-name="P4"/>
      <text:p text:style-name="P4"/>
      <text:p text:style-name="P4"/>
      <text:p text:style-name="P4"/>
      <text:p text:style-name="P10"><text:span text:style-name="T19">2. zati</text:span><text:span text:style-name="T20">a:</text:span></text:p>
      <text:p text:style-name="P5"/>
      <text:p text:style-name="P8"><text:span text:style-name="T78">3</text:span>. fasea:</text:p>
      <text:p text:style-name="P9"><text:span text:style-name="T78">Kameraren</text:span> transformazioak</text:p>
      <text:p text:style-name="P6"/>
      <text:p text:style-name="P6"/>
      <text:p text:style-name="P6"/>
      <text:p text:style-name="P6"/>
      <text:p text:style-name="P6"/>
      <text:p text:style-name="P6"/>
      <text:p text:style-name="P6"/>
      <text:p text:style-name="P6"/>
      <text:p text:style-name="P6"/>
      <text:p text:style-name="P3">Egileak: Robin Espinosa eta Julen Ferrero</text:p>
      <text:p text:style-name="P7"><draw:custom-shape text:anchor-type="paragraph" draw:z-index="1" draw:name="Forma2" draw:style-name="gr2" draw:text-style-name="P110" svg:width="3.238cm" svg:height="2.821cm" svg:x="6.819cm" svg:y="1.75cm"><text:p/><draw:enhanced-geometry svg:viewBox="0 0 21600 21600" draw:type="rectangle" draw:enhanced-path="M 0 0 L 21600 0 21600 21600 0 21600 0 0 Z N"/></draw:custom-shape></text:p>
      <text:table-of-content text:style-name="Sect1"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4">Aurkibidea</text:p>
          </text:index-title>
          <text:p text:style-name="P65"><text:a xlink:type="simple" xlink:href="#__RefHeading___Toc533_1797607716" text:style-name="Index_20_Link" text:visited-style-name="Index_20_Link">1. <text:s/>Aldaketa #1: Menuko aukerak zabaldu<text:tab/>3</text:a></text:p>
          <text:p text:style-name="P65"><text:a xlink:type="simple" xlink:href="#__RefHeading___Toc535_1797607716" text:style-name="Index_20_Link" text:visited-style-name="Index_20_Link">2. <text:s/>Aldaketa #2: Kameraen transformaketak teklatutik egiteko aldaketak<text:tab/>3</text:a></text:p>
          <text:p text:style-name="P65"><text:a xlink:type="simple" xlink:href="#__RefHeading___Toc537_1797607716" text:style-name="Index_20_Link" text:visited-style-name="Index_20_Link">3. <text:s/>Aldaketa #3: Kameraen transformaketak burutzeko klasearen sorrera<text:tab/>4</text:a></text:p>
          <text:p text:style-name="P65"><text:a xlink:type="simple" xlink:href="#__RefHeading___Toc539_1797607716" text:style-name="Index_20_Link" text:visited-style-name="Index_20_Link">4. <text:s/>Aldaketa #4: Kameraen transformaketa-mota aukeratzeko aldagaia<text:tab/>4</text:a></text:p>
          <text:p text:style-name="P65"><text:a xlink:type="simple" xlink:href="#__RefHeading___Toc541_1797607716" text:style-name="Index_20_Link" text:visited-style-name="Index_20_Link">5. <text:s/>Aldaketa #5: Kameraen transformaketaren sistema aukeratzeko aldagaia<text:tab/>4</text:a></text:p>
          <text:p text:style-name="P65"><text:a xlink:type="simple" xlink:href="#__RefHeading___Toc543_1797607716" text:style-name="Index_20_Link" text:visited-style-name="Index_20_Link">6. <text:s/>Aldaketa #6: Kameraen transformaketaren ardatza aukeratzeko aldagaia<text:tab/>5</text:a></text:p>
          <text:p text:style-name="P65"><text:a xlink:type="simple" xlink:href="#__RefHeading___Toc545_1797607716" text:style-name="Index_20_Link" text:visited-style-name="Index_20_Link">7. <text:s/>Aldaketa #7: Kameraen transformaketaren norabidea aukeratzeko aldagaia<text:tab/>5</text:a></text:p>
          <text:p text:style-name="P65"><text:a xlink:type="simple" xlink:href="#__RefHeading___Toc547_1797607716" text:style-name="Index_20_Link" text:visited-style-name="Index_20_Link">8. <text:s/>Aldaketa #8: Kameraen transformazio-abiadurak definitzeko aldagai globalen sorrera<text:tab/>6</text:a></text:p>
          <text:p text:style-name="P65"><text:a xlink:type="simple" xlink:href="#__RefHeading___Toc549_1797607716" text:style-name="Index_20_Link" text:visited-style-name="Index_20_Link">9. <text:s/>Aldaketa #9: Kameraen transformazioak burutzeko jarraitutako pausoak<text:tab/>6</text:a></text:p>
          <text:p text:style-name="P65"><text:a xlink:type="simple" xlink:href="#__RefHeading___Toc805_759114968" text:style-name="Index_20_Link" text:visited-style-name="Index_20_Link">10. <text:s/>Aldaketa #10: Kameraen transformazioak: traslazioa<text:tab/>10</text:a></text:p>
          <text:p text:style-name="P65"><text:a xlink:type="simple" xlink:href="#__RefHeading___Toc807_759114968" text:style-name="Index_20_Link" text:visited-style-name="Index_20_Link">11. <text:s/>Aldaketa #11: Kameraen transformazioak: tamaina aldaketa (ardatz bakarrean)<text:tab/>11</text:a></text:p>
          <text:p text:style-name="P65"><text:a xlink:type="simple" xlink:href="#__RefHeading___Toc809_759114968" text:style-name="Index_20_Link" text:visited-style-name="Index_20_Link">12. <text:s/>Aldaketa #12: Kameraen transformazioak: tamaina handitzea (ardatz guztietan)<text:tab/>12</text:a></text:p>
          <text:p text:style-name="P65"><text:a xlink:type="simple" xlink:href="#__RefHeading___Toc811_759114968" text:style-name="Index_20_Link" text:visited-style-name="Index_20_Link">13. <text:s/>Aldaketa #13: Kameraen transformazioak: tamaina txikitzea (ardatz guztietan)<text:tab/>13</text:a></text:p>
          <text:p text:style-name="P65"><text:a xlink:type="simple" xlink:href="#__RefHeading___Toc813_759114968" text:style-name="Index_20_Link" text:visited-style-name="Index_20_Link">14. <text:s/>Aldaketa #14: Kameraen transformazioak: biraketa<text:tab/>14</text:a></text:p>
          <text:p text:style-name="P65"><text:a xlink:type="simple" xlink:href="#__RefHeading___Toc969_759114968" text:style-name="Index_20_Link" text:visited-style-name="Index_20_Link">15. <text:s/>Aldaketa #15: Kameraak jasandako aldaketak desegiteko aukera<text:tab/>15</text:a></text:p>
          <text:p text:style-name="P65"><text:a xlink:type="simple" xlink:href="#__RefHeading___Toc557_1797607716" text:style-name="Index_20_Link" text:visited-style-name="Index_20_Link">16. <text:s/>Oharrak<text:tab/>16</text:a></text:p>
        </text:index-body>
      </text:table-of-content>
      <text:p text:style-name="P26"/>
      <text:h text:style-name="P99" text:outline-level="1"><text:bookmark-start text:name="__RefHeading___Toc533_1797607716"/><text:s/>Aldaketa #1: Menuko aukerak zabaldu <text:s/><text:bookmark-end text:name="__RefHeading___Toc533_1797607716"/></text:h>
      <text:p text:style-name="P19"><text:tab/>Azalpena:</text:p>
      <text:p text:style-name="P11"/>
      <text:p text:style-name="P11"><text:span text:style-name="T30"><text:tab/>Menuko auk</text:span>erak zabaldu dira. Teklatutik irakurritako teklen ekintzak ere bai.</text:p>
      <text:p text:style-name="P11"/>
      <text:p text:style-name="P11">---------</text:p>
      <text:p text:style-name="P11">Aldatutako fitxategia: io.c</text:p>
      <text:p text:style-name="P11">Aldatutako metodoa: <text:span text:style-name="T1">void </text:span>keyboard<text:span text:style-name="T1">(unsigned char key, int x, int y)</text:span></text:p>
      <text:p text:style-name="P11"><text:tab/>→ case 'm'/case 'M' berria</text:p>
      <text:p text:style-name="P11"><text:tab/>→ case 'b'/case 'B' berria<text:bookmark-start text:name="__DdeLink__1552_403493922"/></text:p>
      <text:p text:style-name="P11"><text:tab/>→ case 'g'/case 'G' berria<text:bookmark-end text:name="__DdeLink__1552_403493922"/></text:p>
      <text:p text:style-name="P67"><text:tab/>→ case 'l'/case 'L' berria</text:p>
      <text:p text:style-name="P67"><text:tab/>→ case '<text:span text:style-name="T78">c</text:span>'/case '<text:span text:style-name="T78">C</text:span>' berria <text:span text:style-name="T78">(Kamera ezberdinen artean aldatzeko)</text:span></text:p>
      <text:p text:style-name="P11"><text:tab/>→ case <text:span text:style-name="T17">26</text:span> berria <text:span text:style-name="T17">(Ctrl+Z-rako) </text:span></text:p>
      <text:p text:style-name="P11"/>
      <text:h text:style-name="P95" text:outline-level="1"><text:bookmark-start text:name="__RefHeading___Toc535_1797607716"/><text:s/>Aldaketa #<text:span text:style-name="T17">2</text:span>: <text:span text:style-name="T78">Kameraren</text:span> transformaketak teklatutik egiteko aldaketak<text:bookmark-end text:name="__RefHeading___Toc535_1797607716"/></text:h>
      <text:p text:style-name="P12"><text:tab/><text:bookmark-start text:name="__DdeLink__497_970913046"/>Azalpena: </text:p>
      <text:p text:style-name="P12"/>
      <text:p text:style-name="P13"><text:tab/>Transformazioak ardatz batean edo bestean egiteko, teklatuko geziak erabiliko dira. Baina gezi hauen pultsaketak irakurtzeko metodo berezi bat implementatu behar izan dugu: keyboardSpecial. Metodo honek GlutSpecialFunc erabiltzen du tekla berezi hauek tratatzeko.<text:bookmark-end text:name="__DdeLink__497_970913046"/></text:p>
      <text:p text:style-name="P12"/>
      <text:p text:style-name="P12">---------</text:p>
      <text:p text:style-name="P12">Aldatutako fitxategia: io.c</text:p>
      <text:p text:style-name="P67">Metodo berria: voi keyboardSpecial(int key, int x, int y)</text:p>
      <text:p text:style-name="P69">(OK: Kamera Kamera; KI: Kamera Ibiltaria)</text:p>
      <text:p text:style-name="P67"><text:s text:c="4"/>→ case GLUT_KEY_UP: <text:span text:style-name="T78">OK </text:span>Mugitu +Y; Biratu +X<text:bookmark-start text:name="__DdeLink__3109_403493922"/> ; <text:span text:style-name="T78">KI</text:span><text:bookmark-start text:name="__DdeLink__3111_403493922"/><text:span text:style-name="T78"> </text:span><text:bookmark-end text:name="__DdeLink__3109_403493922"/><text:span text:style-name="T78">: Mugitu +</text:span><text:bookmark-end text:name="__DdeLink__3111_403493922"/></text:p>
      <text:p text:style-name="P67"><text:s text:c="4"/>→ case GLUT_KEY_DOWN: <text:span text:style-name="T78">OK </text:span>Mugitu -Y; Biratu -X ; <text:span text:style-name="T78">KI <text:s/>: Mugitu -</text:span></text:p>
      <text:p text:style-name="P67"><text:s text:c="4"/>→ case GLUT_KEY_LEFT: <text:span text:style-name="T78">OK </text:span>Mugitu -X; Biratu -Y ; <text:span text:style-name="T78">KI </text:span><text:bookmark-start text:name="__DdeLink__3113_403493922"/><text:span text:style-name="T78">: </text:span><text:bookmark-start text:name="__DdeLink__3115_403493922"/><text:span text:style-name="T78">Biratu -</text:span><text:bookmark-end text:name="__DdeLink__3113_403493922"/><text:span text:style-name="T78">Y</text:span><text:bookmark-end text:name="__DdeLink__3115_403493922"/></text:p>
      <text:p text:style-name="P67"><text:s text:c="4"/>→ case GLUT_KEY_RIGHT: <text:span text:style-name="T78">OK </text:span>Mugitu +X; Biratu +Y ; <text:span text:style-name="T78">KI : Biratu +Y</text:span></text:p>
      <text:p text:style-name="P67"><text:s text:c="4"/>→ case GLUT_KEY_PAGE_DOWN: <text:span text:style-name="T78">OK </text:span>Mugitu +Z; Biratu -<text:span text:style-name="T78">Y</text:span> ; <text:span text:style-name="T78">KI : Biratu -Z</text:span></text:p>
      <text:p text:style-name="P67"><text:s text:c="4"/>→ case GLUT_KEY_PAGE_UP: <text:span text:style-name="T78">OK </text:span>Mugitu -Z; Biratu <text:span text:style-name="T78">+Y</text:span> ; <text:span text:style-name="T78">KI Biratu +Z</text:span></text:p>
      <text:p text:style-name="P11"/>
      <text:h text:style-name="P100" text:outline-level="1"><text:bookmark-start text:name="__RefHeading___Toc537_1797607716"/><text:s/>Aldaketa #3: <text:span text:style-name="T78">Kameraren</text:span> transformaketak burutzeko klasearen sorrera<text:bookmark-end text:name="__RefHeading___Toc537_1797607716"/></text:h>
      <text:p text:style-name="P25"><text:tab/>Azalpena:</text:p>
      <text:p text:style-name="P25"><text:tab/>Kameraen transformazioarekin zerikusia duena klase honetan gordeko da.</text:p>
      <text:p text:style-name="P25">-----------</text:p>
      <text:p text:style-name="P25">Sortutako fitxategiak: multi<text:span text:style-name="T78">Kamera</text:span>.c eta multi<text:span text:style-name="T78">Kamera</text:span>.h</text:p>
      <text:p text:style-name="P75"><text:span text:style-name="T17">→ Klase hau io.c klaseak erabiltzen du.</text:span></text:p>
      <text:h text:style-name="P94" text:outline-level="1"><text:bookmark-start text:name="__RefHeading___Toc539_1797607716"/><text:s/>Aldaketa #<text:span text:style-name="T17">4</text:span>: <text:span text:style-name="T78">Kameraren</text:span> transformaketa-mota aukeratzeko aldagaia <text:bookmark-end text:name="__RefHeading___Toc539_1797607716"/></text:h>
      <text:p text:style-name="P11"><text:tab/>Azalpena:</text:p>
      <text:p text:style-name="P11"/>
      <text:p text:style-name="P14"><text:tab/>Transformazioaren mota<text:span text:style-name="T79">ren aukera </text:span>biltegiratzen duen aldagaiaren sorrera eta implementazioa. Adib.: biraketa aukeratuta badago, aldagai honen balioa 'b' izango da.</text:p>
      <text:p text:style-name="P11"/>
      <text:p text:style-name="P11">---------</text:p>
      <text:p text:style-name="P11"><text:bookmark-start text:name="__DdeLink__329_1284395890"/>Aldatutako fitxategia: <text:bookmark-start text:name="__DdeLink__325_1284395890"/><text:span text:style-name="T17">multiMatrix</text:span>.c<text:bookmark-end text:name="__DdeLink__325_1284395890"/></text:p>
      <text:p text:style-name="P11">Sortutako aldagaia: char <text:span text:style-name="T79">kamera_tmota</text:span> ; <text:span text:style-name="T17">io.c-ko </text:span>keyboard metodoa<text:span text:style-name="T17">k aldatzen du aldagai hau</text:span>:</text:p>
      <text:p text:style-name="P11"><text:tab/>→ case 'm'/case 'M'-an</text:p>
      <text:p text:style-name="P11"><text:tab/>→ case 'b'/case 'B'-an<text:bookmark-end text:name="__DdeLink__329_1284395890"/></text:p>
      <text:p text:style-name="P11"/>
      <text:h text:style-name="P95" text:outline-level="1"><text:bookmark-start text:name="__RefHeading___Toc543_1797607716"/><text:s/>Aldaketa #<text:span text:style-name="T79">5</text:span>: <text:span text:style-name="T79">Kameraren</text:span> transformaketaren <text:span text:style-name="T18">ardatza</text:span> aukeratzeko aldagaia<text:bookmark-end text:name="__RefHeading___Toc543_1797607716"/></text:h>
      <text:p text:style-name="P12"><text:tab/>Azalpena: </text:p>
      <text:p text:style-name="P12"/>
      <text:p text:style-name="P13"><text:tab/>Transformazioaren <text:span text:style-name="T18">ardatzaren</text:span> (<text:span text:style-name="T17">X, Y edo Z</text:span>) <text:span text:style-name="T17">aukera </text:span>biltegiratzen duen aldagaiaren sorrera eta implementazioa. <text:span text:style-name="T17">Biltegiratutako karakterea erreferentzia-ardatza definitzen du.</text:span></text:p>
      <text:p text:style-name="P12"/>
      <text:p text:style-name="P12">---------</text:p>
      <text:p text:style-name="P17">Aldatutako fitxategia: <text:bookmark-start text:name="__DdeLink__325_12843958901"/><text:span text:style-name="T17">multiMatrix</text:span>.c<text:bookmark-end text:name="__DdeLink__325_12843958901"/></text:p>
      <text:p text:style-name="P17">Sortutako aldagaia: char <text:span text:style-name="T79">kamera_tardatza </text:span>; <text:span text:style-name="T17">io.cko specialKeyboard metodoak aldatzen ditu aldagaiak:</text:span></text:p>
      <text:p text:style-name="P68"><text:s text:c="4"/>→ case GLUT_KEY_UP: <text:span text:style-name="T78">OK </text:span>Mugitu Y; Biratu X<text:bookmark-start text:name="__DdeLink__3109_4034939221"/> <text:bookmark-end text:name="__DdeLink__3109_4034939221"/></text:p>
      <text:p text:style-name="P68"><text:s text:c="4"/>→ case GLUT_KEY_DOWN: <text:span text:style-name="T78">OK </text:span>Mugitu Y; Biratu X</text:p>
      <text:p text:style-name="P68"><text:s text:c="4"/>→ case GLUT_KEY_LEFT: <text:span text:style-name="T78">OK </text:span>Mugitu X; Biratu Y ; <text:span text:style-name="T78">KI </text:span><text:bookmark-start text:name="__DdeLink__3113_4034939221"/><text:span text:style-name="T78">: </text:span><text:bookmark-start text:name="__DdeLink__3115_4034939221"/><text:span text:style-name="T78">Biratu </text:span><text:bookmark-end text:name="__DdeLink__3113_4034939221"/><text:span text:style-name="T78">Y</text:span><text:bookmark-end text:name="__DdeLink__3115_4034939221"/></text:p>
      <text:p text:style-name="P68"><text:s text:c="4"/>→ case GLUT_KEY_RIGHT: <text:span text:style-name="T78">OK </text:span>Mugitu X; Biratu Y ; <text:span text:style-name="T78">KI : Biratu Y</text:span></text:p>
      <text:p text:style-name="P68"><text:s text:c="4"/>→ case GLUT_KEY_PAGE_DOWN: <text:span text:style-name="T78">OK </text:span>Mugitu Z; Biratu -<text:span text:style-name="T78">Y</text:span> ; <text:span text:style-name="T78">KI : Biratu Z</text:span></text:p>
      <text:p text:style-name="P68"><text:s text:c="4"/>→ case GLUT_KEY_PAGE_UP: <text:span text:style-name="T78">OK </text:span>Mugitu Z; Biratu <text:span text:style-name="T78">Y</text:span> ; <text:span text:style-name="T78">KI Biratu Z</text:span></text:p>
      <text:h text:style-name="P96" text:outline-level="1"><text:bookmark-start text:name="__RefHeading___Toc545_1797607716"/><text:soft-page-break/><text:s/>Aldaketa #<text:span text:style-name="T79">6</text:span>: <text:span text:style-name="T79">Kameraren</text:span> transformaketaren <text:span text:style-name="T17">norabidea</text:span> aukeratzeko aldagaia<text:bookmark-end text:name="__RefHeading___Toc545_1797607716"/></text:h>
      <text:p text:style-name="P17"><text:tab/>Azalpena: </text:p>
      <text:p text:style-name="P17"/>
      <text:p text:style-name="P15"><text:tab/>Transformazioaren <text:span text:style-name="T18">norabidearen</text:span> (<text:span text:style-name="T18">positiboa edo negatiboa</text:span>) <text:span text:style-name="T17">aukera </text:span>biltegiratzen duen aldagaiaren sorrera eta implementazioa.</text:p>
      <text:p text:style-name="P17"/>
      <text:p text:style-name="P17">---------</text:p>
      <text:p text:style-name="P17">Aldatutako fitategia: <text:bookmark-start text:name="__DdeLink__325_128439589011"/><text:span text:style-name="T17">multiMatri</text:span>.c<text:bookmark-end text:name="__DdeLink__325_128439589011"/></text:p>
      <text:p text:style-name="P17">Sortutako aldagaia: char <text:span text:style-name="T79">kamera_tnorabidea </text:span>; <text:span text:style-name="T17">io.c-ko specialKeyboard metodoak aldatzen ditu aldagaiak:</text:span></text:p>
      <text:p text:style-name="P68"><text:s text:c="4"/>→ case GLUT_KEY_UP: <text:span text:style-name="T78">OK </text:span>Mugitu +; Biratu +<text:bookmark-start text:name="__DdeLink__3109_4034939222"/> ; <text:span text:style-name="T78">KI</text:span><text:bookmark-start text:name="__DdeLink__3111_4034939222"/><text:span text:style-name="T78"> </text:span><text:bookmark-end text:name="__DdeLink__3109_4034939222"/><text:span text:style-name="T78">: +</text:span><text:bookmark-end text:name="__DdeLink__3111_4034939222"/></text:p>
      <text:p text:style-name="P68"><text:s text:c="4"/>→ case GLUT_KEY_DOWN: <text:span text:style-name="T78">OK </text:span>Mugitu -; Biratu - ; <text:span text:style-name="T78">KI <text:s/>: -</text:span></text:p>
      <text:p text:style-name="P68"><text:s text:c="4"/>→ case GLUT_KEY_LEFT: <text:span text:style-name="T78">OK </text:span>Mugitu -; Biratu - ; <text:span text:style-name="T78">KI </text:span><text:bookmark-start text:name="__DdeLink__3113_4034939222"/><text:span text:style-name="T78">: Biratu </text:span><text:bookmark-start text:name="__DdeLink__3115_4034939222"/><text:span text:style-name="T78"><text:s/>-</text:span><text:bookmark-end text:name="__DdeLink__3113_4034939222"/><text:bookmark-end text:name="__DdeLink__3115_4034939222"/></text:p>
      <text:p text:style-name="P68"><text:s text:c="4"/>→ case GLUT_KEY_RIGHT: <text:span text:style-name="T78">OK </text:span>Mugitu +; Biratu + ; <text:span text:style-name="T78">KI : Biratu +</text:span></text:p>
      <text:p text:style-name="P68"><text:s text:c="4"/>→ case GLUT_KEY_PAGE_DOWN: <text:span text:style-name="T78">OK </text:span>Mugitu +; Biratu - ; <text:span text:style-name="T78">KI : Biratu -</text:span></text:p>
      <text:p text:style-name="P68"><text:s text:c="4"/>→ case GLUT_KEY_PAGE_UP: <text:span text:style-name="T78">OK </text:span>Mugitu -; Biratu <text:span text:style-name="T78">+</text:span> ; <text:span text:style-name="T78">KI Biratu +</text:span></text:p>
      <text:h text:style-name="P101" text:outline-level="1"><text:bookmark-start text:name="__RefHeading___Toc547_1797607716"/><text:s/>Aldaketa #<text:span text:style-name="T79">7</text:span>: <text:span text:style-name="T79">Kameraren</text:span> transformazio-abiadurak definitzeko aldagai globalen sorrera<text:bookmark-end text:name="__RefHeading___Toc547_1797607716"/></text:h>
      <text:p text:style-name="P18"><text:tab/>Azalpena: </text:p>
      <text:p text:style-name="P20"/>
      <text:p text:style-name="P16"><text:tab/>Transformazioak <text:span text:style-name="T1">egiteko orduan, transformazio-kopurua definitzeko aldgai globalak sortzea ideia ona da, transformazio “abiadurak” leku bakarretik kontrolatzeko.</text:span></text:p>
      <text:p text:style-name="P18"/>
      <text:p text:style-name="P18">-- </text:p>
      <text:p text:style-name="P20">Aldatutako fitxategia: definitions.h</text:p>
      <text:p text:style-name="P20">Balio berriak: </text:p>
      <text:p text:style-name="P22"><text:s/>→ #define KG_<text:span text:style-name="T79">KAM_</text:span>BIRAK_ABIAD <text:s text:c="9"/><text:span text:style-name="T2">3.14159265359f/8</text:span> <text:s/>// Kameraaren biraketa abiadura</text:p>
      <text:p text:style-name="P21"><text:s/>→ #define KG_<text:span text:style-name="T79">KAM_</text:span>TRASL_ABIAD <text:s text:c="9"/><text:span text:style-name="T2">0</text:span>.<text:span text:style-name="T2">1</text:span>f :// Kameraaren traslazio abiadura</text:p>
      <text:p text:style-name="P21"/>
      <text:h text:style-name="P98" text:outline-level="1"><text:bookmark-start text:name="__RefHeading___Toc549_1797607716"/><text:s/><text:bookmark-start text:name="__DdeLink__317_1284395890"/>Aldaketa #<text:span text:style-name="T80">8</text:span>: <text:span text:style-name="T80">Kameraren</text:span> transformazio<text:span text:style-name="T2">ak burutzeko jarraitutako pausoak</text:span><text:bookmark-end text:name="__RefHeading___Toc549_1797607716"/><text:bookmark-end text:name="__DdeLink__317_1284395890"/></text:h>
      <text:p text:style-name="P25"><text:span text:style-name="T4"><text:tab/>A</text:span><text:span text:style-name="T3">zalpena:</text:span></text:p>
      <text:p text:style-name="P28"><text:tab/>Kameraetan transformazioak garatzeko, programaren hainbat klasetan lerro berriak sartu dira. Exekuzioaren ordena jarraituko da <text:span text:style-name="T80">k</text:span>ameraen transformazioak azaltzeko.</text:p>
      <text:p text:style-name="P78"><text:tab/><text:span text:style-name="T29">Kamera bat transformatzeko behar den lehenengo gauza kamera bera da. Eta kamera hori transformazioak jasateko prest egon behar da. Horretarako, kameraekin ez bezala, kameraren egoera definitzen duen matrizea aldaketa pilaren goreneko matrizea izango da. </text:span><text:span text:style-name="T33">(</text:span><text:span text:style-name="T47">1</text:span><text:span text:style-name="T33">)</text:span></text:p>
      <text:p text:style-name="P29"><text:span text:style-name="T29"><text:tab/>Behin hau prestatuta, kamera programan kargatzera pasatuko gara. Kameraren datuak fitxategitik irakurtzen dira, eta datu hauek kamera sortzeko erabiltzen dira. Hau egin ondoren, aldaketa pila berria hasierazten zaio. </text:span><text:bookmark-start text:name="__DdeLink__3140_403493922"/><text:span text:style-name="T33">(2)</text:span><text:bookmark-end text:name="__DdeLink__3140_403493922"/></text:p>
      <text:p text:style-name="P29"><text:span text:style-name="T33"><text:tab/></text:span><text:span text:style-name="T55">Hau eginda, </text:span><text:span text:style-name="T62">k</text:span><text:span text:style-name="T55">amera transformatzeko prest daukagu. Baina transformaketa aukera ezberdin </text:span><text:span text:style-name="T62">asko</text:span><text:span text:style-name="T55"> daude. </text:span><text:span text:style-name="T56">Transformazioen helburua eta mota (traslazioa edo biraketa)</text:span><text:span text:style-name="T55"> aukeratzeko, aurretik adierazitako teklak erabiltzen dira. </text:span><text:span text:style-name="T56">Ardatza eta norabidea definitzeko, aldiz, sei kontrol-teklak erabiltzen dira. </text:span><text:span text:style-name="T57">Tekla bakoitzean, transformazio-motaren arabera, ardatz eta norabide bat definitzen dira, eta ondoren beharrezko metodoa exekutatzen da.</text:span><text:span text:style-name="T56"> </text:span><text:span text:style-name="T42">(3)</text:span></text:p>
      <text:p text:style-name="P29"><text:span text:style-name="T57"><text:tab/></text:span><text:span text:style-name="T58">Tekla sakatu dugu, eta nahi den ardatza eta norabidea definitu direla, transformazioa egiteko metodora pasatzen gara. Metodo hauek sortu berri den multi</text:span><text:span text:style-name="T63">Kamera</text:span><text:span text:style-name="T58">.c klasean daude. Deitutako metodo honek </text:span><text:span text:style-name="T63">kamera-k</text:span><text:span text:style-name="T58">amera </text:span><text:span text:style-name="T63">edo kamera ibiltaria</text:span><text:span text:style-name="T58"> transformatzen ditu. </text:span><text:span text:style-name="T59"><text:s/></text:span><text:span text:style-name="T43">(4)</text:span><text:span text:style-name="T59"> <text:tab/></text:span></text:p>
      <text:p text:style-name="P79"><text:span text:style-name="T58"><text:tab/></text:span></text:p>
      <text:p text:style-name="P90"><text:span text:style-name="T58"><text:tab/></text:span><text:span text:style-name="T60">Metodo hauek antzerako egitura dute. Lehenengo, transformazio matrizeak kalkulatzen dira: ardatz bakoitzeko bana, eta norabide bakoitzeko bana; 3 ardatz * 2 norabide: 6 matrize ezberdin. Ondoren, hainbat kontrol egiten dira matrize zuzena aukeratzeko. Lehenengo, switch batekin, ardatza kontrolatzen da, eta ondoren, kasu bakoitzean, norabidea kontrolatzen da. Bukatzeko, </text:span><text:span text:style-name="T63">k</text:span><text:span text:style-name="T60">amerak duen lehen sortu berriko transformazio-matrizea metodo honetan definituriko transformazio matrizearekin biderkatzen da. </text:span><text:span text:style-name="T44">(5) </text:span><text:span text:style-name="T60">(Biderkaketa burutzeko, metodo berezi bat implementatu behar izan dugu. </text:span><text:span text:style-name="T44">(</text:span><text:span text:style-name="T48">5</text:span><text:span text:style-name="T44">)</text:span><text:span text:style-name="T60">)</text:span></text:p>
      <text:p text:style-name="P30"><text:span text:style-name="T58"><text:tab/>Azkenik, </text:span><text:span text:style-name="T63">k</text:span><text:span text:style-name="T58">amera transformatua monitorean marrazten da. Horretarako, </text:span><text:span text:style-name="T61">aukeratutako </text:span><text:span text:style-name="T63">k</text:span><text:span text:style-name="T61">ameraren </text:span><text:span text:style-name="T58">matrizea hasieratu ondoren guk nahi dugun matrizea sart</text:span><text:span text:style-name="T61">zen dugu glMultMatrixd funtzioa erabiliz.</text:span><text:span text:style-name="T58"> </text:span><text:span text:style-name="T45">(</text:span><text:span text:style-name="T48">6</text:span><text:span text:style-name="T45">)</text:span></text:p>
      <text:p text:style-name="P28">--</text:p>
      <text:p text:style-name="P33">Aldatutako fitxategia #1: definitions.h</text:p>
      <text:p text:style-name="P31"><text:s/>-&gt; <text:span text:style-name="T72">struct </text:span><text:span text:style-name="T74">kamera</text:span><text:span text:style-name="T72"> { ...; </text:span><text:span text:style-name="T73">pila</text:span><text:span text:style-name="T72"> * </text:span><text:span text:style-name="T73">aldaketaPila</text:span><text:span text:style-name="T72">; }</text:span> <text:span text:style-name="T34">(1)</text:span></text:p>
      <text:p text:style-name="P50"/>
      <text:p text:style-name="P86">Aldatutako fitxategia #2: <text:span text:style-name="T81">display</text:span>.<text:span text:style-name="T81">c </text:span><text:span text:style-name="T35">(2)</text:span></text:p>
      <text:p text:style-name="P87">Kamera-kamera:</text:p>
      <text:p text:style-name="P82"><text:span text:style-name="T82">-&gt; (</text:span>73<text:span text:style-name="T82">. lerroa) </text:span></text:p>
      <text:p>kameraO-&gt;aldaketaPila = (pila*)malloc(sizeof(pila));</text:p>
      <text:p text:style-name="P106">kameraO-&gt;aldaketaPila-&gt;matrix = mult(ident,lag);</text:p>
      <text:p text:style-name="P106">kameraO-&gt;aldaketaPila-&gt;next <text:s text:c="2"/>= NULL;</text:p>
      <text:p text:style-name="P88"/>
      <text:p text:style-name="P87">Kamera ibiltaria:</text:p>
      <text:p text:style-name="P81"><text:bookmark-start text:name="__DdeLink__3146_403493922"/><text:span text:style-name="T27">-&gt; (</text:span><text:span text:style-name="T28">103</text:span><text:span text:style-name="T27">. lerroa) </text:span><text:bookmark-end text:name="__DdeLink__3146_403493922"/></text:p>
      <text:p text:style-name="P73">object_ptr-&gt;matrix = malloc(sizeof(GLdouble )*16)</text:p>
      <text:p text:style-name="P74"><text:span text:style-name="T15">kameraI-&gt;aldaketaPila = (pila*)malloc(</text:span><text:span text:style-name="T16">sizeof</text:span><text:span text:style-name="T15">(pila));</text:span></text:p>
      <text:p text:style-name="P74">kameraI-&gt;aldaketaPila-&gt;matrix = mult(ident,lag);</text:p>
      <text:p text:style-name="P109">kameraI-&gt;aldaketaPila-&gt;next <text:s text:c="2"/>= NULL;</text:p>
      <text:p text:style-name="P106"/>
      <text:p text:style-name="P83"><text:span text:style-name="T49"/></text:p>
      <text:p text:style-name="P91"><text:span text:style-name="T50">A</text:span><text:span text:style-name="T51">ldatutako fitxategia #3: io.c</text:span></text:p>
      <text:p text:style-name="P89"><text:span text:style-name="T31">-&gt; keyBoardSpecial metodoan: </text:span></text:p>
      <text:p text:style-name="P71"><text:span text:style-name="T46">(3)</text:span></text:p>
      <text:p text:style-name="P106"><text:span text:style-name="T26">switch (key){</text:span></text:p>
      <text:p text:style-name="P106"><text:s text:c="4"/>case GLUT_KEY_UP: <text:s text:c="41"/>/* &lt;UP&gt; */</text:p>
      <text:p text:style-name="P106"><text:s text:c="8"/>switch(obj_kam_hautatu){</text:p>
      <text:p text:style-name="P106"><text:s text:c="12"/>case 'o':</text:p>
      <text:p text:style-name="P106"><text:s text:c="16"/>...</text:p>
      <text:p text:style-name="P106"><text:s text:c="16"/>break; //kameraa</text:p>
      <text:p text:style-name="P106"><text:s text:c="12"/>case 'k':</text:p>
      <text:p text:style-name="P106"><text:s text:c="16"/>switch (kamera_mota){</text:p>
      <text:p text:style-name="P106"><text:s text:c="20"/>case 'o':</text:p>
      <text:p text:style-name="P106"><text:s text:c="24"/>break;</text:p>
      <text:p text:style-name="P106"><text:s text:c="20"/>case 'k':</text:p>
      <text:p text:style-name="P106"><text:s text:c="24"/>switch (kamera_tmota){</text:p>
      <text:p text:style-name="P106"><text:s text:c="28"/>case 'm':</text:p>
      <text:p text:style-name="P106"><text:s text:c="32"/>kamera_tardatza = 'Y';</text:p>
      <text:p text:style-name="P106"><text:s text:c="32"/>kamera_tnorabidea = '+';</text:p>
      <text:p text:style-name="P106"><text:s text:c="32"/>kameraKameraMugitu();</text:p>
      <text:p text:style-name="P106"><text:s text:c="32"/>break;</text:p>
      <text:p text:style-name="P106"><text:s text:c="28"/>case 'b':</text:p>
      <text:p text:style-name="P106"><text:s text:c="32"/>kamera_tardatza = 'X';</text:p>
      <text:p text:style-name="P106"><text:s text:c="32"/>kamera_tnorabidea = '+';</text:p>
      <text:p text:style-name="P106"><text:s text:c="32"/>kameraKameraBiratu();</text:p>
      <text:p text:style-name="P106"><text:s text:c="32"/>break;</text:p>
      <text:p text:style-name="P106"><text:s text:c="24"/>}//switch (kamera_tmota)</text:p>
      <text:p text:style-name="P106"><text:s text:c="24"/>break;</text:p>
      <text:p text:style-name="P106"><text:s text:c="20"/>case 'i':</text:p>
      <text:p text:style-name="P106"><text:s text:c="24"/>kamera_tnorabidea = '+';</text:p>
      <text:p text:style-name="P106"><text:s text:c="24"/>kamIbiltariaMugitu();</text:p>
      <text:p text:style-name="P106"><text:s text:c="24"/>break;</text:p>
      <text:p text:style-name="P106"><text:s text:c="16"/>}//switch (kamera_mota)</text:p>
      <text:p text:style-name="P106"><text:s text:c="16"/>break; //kamara</text:p>
      <text:p text:style-name="P106"><text:s text:c="8"/>}//switch(obj_kam_hautatu)</text:p>
      <text:p text:style-name="P106"><text:s text:c="8"/>break; //UP</text:p>
      <text:p text:style-name="P106"><text:tab/>…</text:p>
      <text:p text:style-name="P107">}</text:p>
      <text:p text:style-name="P84"><text:span text:style-name="T26"/></text:p>
      <text:p text:style-name="P55"/>
      <text:p text:style-name="P60">Aldatutako fitxategia #4: multi<text:span text:style-name="T83">Kamera</text:span>.c (eta multiMatrix.h)</text:p>
      <text:p text:style-name="P72"><text:span text:style-name="T37"/></text:p>
      <text:p text:style-name="P72"><text:span text:style-name="T37">(4)</text:span></text:p>
      <text:p text:style-name="P105"><text:span text:style-name="T77">switch (kamera_tardatza) {</text:span></text:p>
      <text:p text:style-name="P106"><text:s text:c="4"/>case 'X':</text:p>
      <text:p text:style-name="P106"><text:s text:c="8"/>if (kamera_tnorabidea == '+') {</text:p>
      <text:p text:style-name="P106"><text:s text:c="12"/>printf("Kamera biraketa: +X\n");</text:p>
      <text:p text:style-name="P106"><text:s text:c="12"/>if (transf_helburua == 'l')</text:p>
      <text:p text:style-name="P106"><text:s text:c="16"/>matBerria = mult(kameraO-&gt;aldaketaPila-&gt;matrix, biraX);</text:p>
      <text:p text:style-name="P106"><text:s text:c="12"/>else if (transf_helburua == 'g')</text:p>
      <text:p text:style-name="P106"><text:s text:c="16"/>matBerria = mult(biraX, kameraO-&gt;aldaketaPila-&gt;matrix);</text:p>
      <text:p text:style-name="P106"><text:s text:c="8"/>} else {</text:p>
      <text:p text:style-name="P106"><text:s text:c="12"/>printf("Kamera biraketa: -X\n");</text:p>
      <text:p text:style-name="P106"><text:s text:c="12"/>if (transf_helburua == 'l')</text:p>
      <text:p text:style-name="P106"><text:s text:c="16"/>matBerria = mult(kameraO-&gt;aldaketaPila-&gt;matrix, biraXn);</text:p>
      <text:p text:style-name="P106"><text:s text:c="12"/>else if (transf_helburua == 'g')</text:p>
      <text:p text:style-name="P106"><text:s text:c="16"/>matBerria = mult(biraXn, kameraO-&gt;aldaketaPila-&gt;matrix);</text:p>
      <text:p text:style-name="P106"><text:s text:c="8"/>}</text:p>
      <text:p text:style-name="P106"><text:s text:c="8"/>pilanGehituK(matBerria);</text:p>
      <text:p text:style-name="P106"><text:s text:c="8"/>break;</text:p>
      <text:p text:style-name="P85"><text:span text:style-name="T26">...</text:span></text:p>
      <text:p text:style-name="P85"><text:span text:style-name="T26">}</text:span></text:p>
      <text:p text:style-name="P92"><text:span text:style-name="T31">-&gt; Matrizeak biderkatzeko metodoa: mult(GLdouble *m1, GLdouble *m2) </text:span><text:span text:style-name="T37">(</text:span><text:span text:style-name="T38">5</text:span><text:span text:style-name="T37">)</text:span><text:span text:style-name="T31">:</text:span></text:p>
      <text:p text:style-name="P64">GLdouble *mult(GLdouble *m1, GLdouble *m2) {</text:p>
      <text:p text:style-name="P64"><text:s text:c="4"/>GLdouble *result = malloc(sizeof(GLdouble) * 4 * 4);</text:p>
      <text:p text:style-name="P64"><text:s text:c="4"/>// @formatter:off</text:p>
      <text:p text:style-name="P64">result[0+4*0]=m1[0+4*0]*m2[0+4*0]+m1[0+4*1]*m2[1+4*0]+m1[0+4*2]*m2[2+4*0]+m1[0+4*3]*m2[3+4*0];</text:p>
      <text:p text:style-name="P64">result[1+4*0]=m1[1+4*0]*m2[0+4*0]+m1[1+4*1]*m2[1+4*0]+m1[1+4*2]*m2[2+4*0]+m1[1+4*3]*m2[3+4*0];</text:p>
      <text:p text:style-name="P64">result[2+4*0]=m1[2+4*0]*m2[0+4*0]+m1[2+4*1]*m2[1+4*0]+m1[2+4*2]*m2[2+4*0]+m1[2+4*3]*m2[3+4*0];</text:p>
      <text:p text:style-name="P64">result[3+4*0]=m1[3+4*0]*m2[0+4*0]+m1[3+4*1]*m2[1+4*0]+m1[3+4*2]*m2[2+4*0]+m1[3+4*3]*m2[3+4*0];</text:p>
      <text:p text:style-name="P64"/>
      <text:p text:style-name="P64">result[0+4*1]=m1[0+4*0]*m2[0+4*1]+m1[0+4*1]*m2[1+4*1]+m1[0+4*2]*m2[2+4*1]+m1[0+4*3]*m2[3+4*1];</text:p>
      <text:p text:style-name="P64">result[1+4*1]=m1[1+4*0]*m2[0+4*1]+m1[1+4*1]*m2[1+4*1]+m1[1+4*2]*m2[2+4*1]+m1[1+4*3]*m2[3+4*1];</text:p>
      <text:p text:style-name="P64">result[2+4*1]=m1[2+4*0]*m2[0+4*1]+m1[2+4*1]*m2[1+4*1]+m1[2+4*2]*m2[2+4*1]+m1[2+4*3]*m2[3+4*1];</text:p>
      <text:p text:style-name="P64">result[3+4*1]=m1[3+4*0]*m2[0+4*1]+m1[3+4*1]*m2[1+4*1]+m1[3+4*2]*m2[2+4*1]+m1[3+4*3]*m2[3+4*1];</text:p>
      <text:p text:style-name="P64"/>
      <text:p text:style-name="P64">result[0+4*2]=m1[0+4*0]*m2[0+4*2]+m1[0+4*1]*m2[1+4*2]+m1[0+4*2]*m2[2+4*2]+m1[0+4*3]*m2[3+4*2];</text:p>
      <text:p text:style-name="P64">result[1+4*2]=m1[1+4*0]*m2[0+4*2]+m1[1+4*1]*m2[1+4*2]+m1[1+4*2]*m2[2+4*2]+m1[1+4*3]*m2[3+4*2];</text:p>
      <text:p text:style-name="P64">result[2+4*2]=m1[2+4*0]*m2[0+4*2]+m1[2+4*1]*m2[1+4*2]+m1[2+4*2]*m2[2+4*2]+m1[2+4*3]*m2[3+4*2];</text:p>
      <text:p text:style-name="P64">result[3+4*2]=m1[3+4*0]*m2[0+4*2]+m1[3+4*1]*m2[1+4*2]+m1[3+4*2]*m2[2+4*2]+m1[3+4*3]*m2[3+4*2];</text:p>
      <text:p text:style-name="P64"/>
      <text:p text:style-name="P64">result[0+4*3]=m1[0+4*0]*m2[0+4*3]+m1[0+4*1]*m2[1+4*3]+m1[0+4*2]*m2[2+4*3]+m1[0+4*3]*m2[3+4*3];</text:p>
      <text:p text:style-name="P64">result[1+4*3]=m1[1+4*0]*m2[0+4*3]+m1[1+4*1]*m2[1+4*3]+m1[1+4*2]*m2[2+4*3]+m1[1+4*3]*m2[3+4*3];</text:p>
      <text:p text:style-name="P64">result[2+4*3]=m1[2+4*0]*m2[0+4*3]+m1[2+4*1]*m2[1+4*3]+m1[2+4*2]*m2[2+4*3]+m1[2+4*3]*m2[3+4*3];</text:p>
      <text:p text:style-name="P64">result[3+4*3]=m1[3+4*0]*m2[0+4*3]+m1[3+4*1]*m2[1+4*3]+m1[3+4*2]*m2[2+4*3]+m1[3+4*3]*m2[3+4*3];</text:p>
      <text:p text:style-name="P64"><text:s text:c="4"/>// @formatter:on</text:p>
      <text:p text:style-name="P64"><text:s text:c="4"/>return result;</text:p>
      <text:p text:style-name="P64">}</text:p>
      <text:p text:style-name="P62"/>
      <text:p text:style-name="P61"><text:span text:style-name="T31">Aldatutako fitxategia: display.c </text:span><text:span text:style-name="T37">(</text:span><text:span text:style-name="T38">6</text:span><text:span text:style-name="T37">)</text:span><text:span text:style-name="T31">:</text:span></text:p>
      <text:p text:style-name="P63"><text:s/>-&gt; 111. lerroa: <text:span text:style-name="T76">glMultMatrixd(aux_obj-&gt;matrix);</text:span></text:p>
      <text:h text:style-name="P104" text:outline-level="1"><text:bookmark-start text:name="__RefHeading___Toc805_759114968"/><text:s/>Aldaketa #<text:span text:style-name="T80">9</text:span>: <text:span text:style-name="T83">Kamer</text:span>en transformazioak: traslazioa<text:bookmark-end text:name="__RefHeading___Toc805_759114968"/></text:h>
      <text:p text:style-name="P51"><text:span text:style-name="T9"><text:tab/></text:span><text:span text:style-name="T10">Azalpena:</text:span></text:p>
      <text:p text:style-name="P35"><text:tab/><text:span text:style-name="T65">Behin azalduta kameren trasnformazioen bidea tekla sakatzen denetik pantaila eguneratzen den arte, orain berezko transformazioa azalduko da. Kameren transformazio bakoitza funtzio batean gordeko da. Kameren traslazioa kalkulatzeko funtzioak </text:span><text:span text:style-name="T21">objektuK</text:span><text:span text:style-name="T23">amera</text:span><text:span text:style-name="T24">M</text:span><text:span text:style-name="T23">ugitu</text:span><text:span text:style-name="T22">() </text:span><text:span text:style-name="T68"><text:s/>eta </text:span><text:span text:style-name="T24">kamIbiltariaMugitu()</text:span><text:span text:style-name="T67"> d</text:span><text:span text:style-name="T68">ir</text:span><text:span text:style-name="T67">a.</text:span></text:p>
      <text:p text:style-name="P34"><text:tab/><text:span text:style-name="T83">Kamera traslatzeko, transformazio matrizea honako hau izango da: </text:span></text:p>
      <text:p text:style-name="P37"><draw:custom-shape text:anchor-type="paragraph" draw:z-index="2" draw:name="Forma3" draw:style-name="gr3" draw:text-style-name="P111" svg:width="10.531cm" svg:height="3.017cm" svg:x="3.182cm" svg:y="-0.05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1<text:tab/>0<text:tab/>0<text:tab/>KG_<text:bookmark-start text:name="__DdeLink__3152_403493922"/><text:span text:style-name="T83">KAM_</text:span><text:bookmark-end text:name="__DdeLink__3152_403493922"/>ABIAD_TRASL <text:s/><text:span text:style-name="T64">//X</text:span></text:p>
      <text:p text:style-name="P76">0<text:tab/>1<text:tab/>0<text:tab/>KG_<text:span text:style-name="T83">KAM_</text:span>ABIAD_TRASL <text:s/><text:span text:style-name="T64">//Y</text:span></text:p>
      <text:p text:style-name="P76">0<text:tab/>0<text:tab/>1<text:tab/>KG_<text:span text:style-name="T83">KAM_</text:span>ABIAD_TRASL <text:s/><text:span text:style-name="T64">//Z</text:span></text:p>
      <text:p text:style-name="P37">0<text:tab/>0<text:tab/>0 <text:s/><text:tab/><text:tab/><text:tab/>1<text:tab/><text:tab/> <text:s text:c="4"/></text:p>
      <text:p text:style-name="P77"><text:tab/>KG_<text:span text:style-name="T83">KAM_</text:span>ABIAD_TRASL aldagaia aurredefinituta dago definitions.h fitxategian. Traslazioa egiteko 6 matrize sortu dira (3 ardatz * 2 norabide). Ardatz bakoitzeko, ardatz horren hizkiarekin dagoen lerroko laugarren zutabea <text:s/>KG_<text:span text:style-name="T83">KAM_</text:span>ABIAD_TRASL aldagaiaren balioa izango du; zutabeko beste balioak 0 izango dira (azkenekoa izan ezik, hau beti 1 izango da).</text:p>
      <text:p text:style-name="P77"><text:tab/><text:span text:style-name="T66">Norabide negatiboa definitzeko, <text:s/></text:span>KG_<text:span text:style-name="T83">KAM_</text:span>ABIAD_TRASL aldagaiaren balioa<text:span text:style-name="T66">ren negatiboa kalkulatzen da matrizean bertan.</text:span></text:p>
      <text:p text:style-name="P38">---</text:p>
      <text:p text:style-name="P40">Aldatutako fitxategia: multi<text:span text:style-name="T83">Kamera</text:span>.c</text:p>
      <text:p text:style-name="P40">-&gt; Funtzio berria<text:span text:style-name="T84">k</text:span>: <text:span text:style-name="T84">objektuKameraMugitu eta kamIbiltariaMugitu</text:span></text:p>
      <text:h text:style-name="P102" text:outline-level="1"><text:bookmark-start text:name="__RefHeading___Toc813_759114968"/><text:bookmark-start text:name="__DdeLink__818_759114968"/><text:span text:style-name="T4">Aldaketa #</text:span><text:span text:style-name="T6">1</text:span><text:span text:style-name="T14">0</text:span><text:span text:style-name="T4">: Kameraen transformazioak: biraket</text:span><text:span text:style-name="T5">a</text:span><text:bookmark-end text:name="__RefHeading___Toc813_759114968"/><text:bookmark-end text:name="__DdeLink__818_759114968"/></text:h>
      <text:p text:style-name="P70"/>
      <text:p text:style-name="P36"><text:tab/><text:span text:style-name="T65">Behin azalduta kameren trasnformazioen bidea tekla sakatzen denetik pantaila eguneratzen den arte, orain berezko transformazioa azalduko da. Kameraren transformazio bakoitza funtzio batean gordeko da. Kameraren biraketa kalkulatzeko funtzioak </text:span><text:span text:style-name="T25">objektuKameraBiratu</text:span><text:span text:style-name="T22">()</text:span><text:span text:style-name="T67"> </text:span><text:span text:style-name="T69">eta </text:span><text:span text:style-name="T25">kamIbiltariaBiratu() </text:span><text:span text:style-name="T67">d</text:span><text:span text:style-name="T69">ir</text:span><text:span text:style-name="T67">a.</text:span></text:p>
      <text:p text:style-name="P42"><text:tab/>X ardatzarekiko biraketa-marizea: </text:p>
      <text:p text:style-name="P44"><draw:custom-shape text:anchor-type="paragraph" draw:z-index="3" draw:name="Forma3" draw:style-name="gr4" draw:text-style-name="P111" svg:width="17.119cm" svg:height="3.462cm" svg:x="-0.152cm" svg:y="-0.22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 <text:s/>1<text:tab/><text:tab/><text:tab/>0 <text:tab/><text:tab/><text:tab/><text:tab/><text:tab/>0 <text:tab/><text:tab/><text:tab/><text:tab/>0</text:p>
      <text:p text:style-name="P80"><text:s text:c="2"/>0<text:tab/>cos(KG_<text:bookmark-start text:name="__DdeLink__3156_403493922"/><text:span text:style-name="T83">KAM_</text:span><text:bookmark-end text:name="__DdeLink__3156_403493922"/>ABIAD_BIRAK)<text:tab/>sin(KG_<text:span text:style-name="T83">KAM_</text:span>ABIAD_BIRAK)*(-1)<text:tab/>0</text:p>
      <text:p text:style-name="P80"><text:s text:c="2"/>0<text:tab/>sin(KG_<text:span text:style-name="T83">KAM_</text:span>ABIAD_BIRAK)<text:tab/>cos(KG_<text:span text:style-name="T83">KAM_</text:span>ABIAD_BIRAK)<text:tab/><text:tab/>0</text:p>
      <text:p text:style-name="P44"><text:s text:c="2"/>0<text:tab/><text:tab/><text:tab/>0<text:tab/><text:tab/><text:tab/><text:tab/><text:tab/>0<text:tab/><text:tab/><text:tab/><text:tab/>1</text:p>
      <text:p text:style-name="P42"/>
      <text:p text:style-name="P42"><text:tab/>Y ardatzarekiko biraketa-matrizea:</text:p>
      <text:p text:style-name="P80"><draw:custom-shape text:anchor-type="paragraph" draw:z-index="4" draw:name="Forma3" draw:style-name="gr5" draw:text-style-name="P111" svg:width="17.596cm" svg:height="3.462cm" svg:x="-0.39cm" svg:y="-0.22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cos(KG_<text:span text:style-name="T83">KAM_</text:span>ABIAD_BIRAK)<text:tab/><text:tab/>0 <text:tab/>sin(KG_<text:span text:style-name="T83">KAM_</text:span>ABIAD_BIRAK) <text:tab/><text:tab/>0</text:p>
      <text:p text:style-name="P44"><text:tab/><text:tab/> <text:s/>0<text:tab/><text:tab/><text:tab/><text:tab/><text:span text:style-name="T70">1<text:tab/></text:span><text:tab/><text:tab/><text:span text:style-name="T70">0</text:span><text:tab/><text:tab/><text:tab/><text:tab/>0</text:p>
      <text:p text:style-name="P80"><text:s/>sin(KG_<text:span text:style-name="T83">KAM_</text:span>ABIAD_BIRAK)*(-1)<text:tab/><text:span text:style-name="T70">0</text:span><text:tab/>cos(KG_<text:span text:style-name="T83">KAM_</text:span>ABIAD_BIRAK)<text:tab/><text:tab/>0</text:p>
      <text:p text:style-name="P44"><text:s/><text:tab/><text:tab/> 0<text:tab/><text:tab/><text:tab/><text:tab/>0<text:tab/><text:tab/><text:tab/>0<text:tab/><text:tab/><text:tab/><text:tab/>1</text:p>
      <text:p text:style-name="P42"/>
      <text:p text:style-name="P42"><text:s text:c="3"/><text:tab/><text:span text:style-name="T70">Z ardatzarekiko biraketa-matrizea:</text:span></text:p>
      <text:p text:style-name="P80"><draw:custom-shape text:anchor-type="paragraph" draw:z-index="5" draw:name="Forma3" draw:style-name="gr6" draw:text-style-name="P111" svg:width="17.543cm" svg:height="3.462cm" svg:x="-0.125cm" svg:y="-0.22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 <text:s text:c="3"/>cos(KG_<text:span text:style-name="T83">KAM_</text:span>ABIAD_BIRAK) <text:tab/><text:tab/>sin(KG_<text:span text:style-name="T83">KAM_</text:span>ABIAD_BIRAK)*(-1)<text:tab/> 0 <text:tab/> 0</text:p>
      <text:p text:style-name="P80"><text:span text:style-name="T70"><text:s text:c="4"/>s</text:span>in(KG_<text:span text:style-name="T83">KAM_</text:span>ABIAD_BIRAK) <text:tab/><text:tab/>cos(KG_<text:span text:style-name="T83">KAM_</text:span>ABIAD_BIRAK) <text:tab/><text:tab/> <text:span text:style-name="T70">0 <text:tab/> </text:span>0</text:p>
      <text:p text:style-name="P45"><text:s text:c="2"/><text:tab/><text:tab/> <text:tab/>0<text:tab/><text:tab/><text:tab/><text:tab/><text:tab/><text:tab/><text:span text:style-name="T70">0</text:span><text:tab/><text:tab/><text:tab/> <text:s/><text:span text:style-name="T70">1</text:span><text:tab/> <text:s/>0</text:p>
      <text:p text:style-name="P45"><text:tab/><text:tab/><text:tab/>0<text:tab/><text:tab/><text:tab/><text:tab/><text:tab/><text:tab/>0<text:tab/><text:tab/><text:tab/> <text:s/>0<text:tab/> <text:s/>1</text:p>
      <text:p text:style-name="P43"/>
      <text:p text:style-name="P39"><text:tab/>KG_ABIAD_<text:span text:style-name="T70">BIRAK</text:span> aldagaia aurredefinituta dago definitions.h fitxategian. <text:span text:style-name="T66">Tamaina aldaketa</text:span> egiteko 6 matrize sortu dira (3 ardatz * 2 norabide). <text:span text:style-name="T66">Norabide negatiboa definitzeko, <text:s/>sin() funtzioaren negatiboa</text:span> <text:span text:style-name="T70">kalkulatuko da (funtzioa aurretik negatiboa bada, positibo bihurtuko da).</text:span></text:p>
      <text:p text:style-name="P39">---</text:p>
      <text:p text:style-name="P41">Aldatutako fitxategia: multi<text:span text:style-name="T85">Kamera</text:span>.c</text:p>
      <text:p text:style-name="P32">-&gt; Funtzio berria<text:span text:style-name="T85">k</text:span>: <text:span text:style-name="T85">objektuKameraBiratu eta kameraIbiltariaBiratu</text:span></text:p>
      <text:h text:style-name="P103" text:outline-level="1"><text:bookmark-start text:name="__RefHeading___Toc969_759114968"/><text:span text:style-name="T4"><text:s/>Aldaketa #</text:span><text:span text:style-name="T6">1</text:span><text:span text:style-name="T14">1</text:span><text:span text:style-name="T4">: </text:span><text:span text:style-name="T7">Kamerak jasandako aldaketak desegiteko aukera</text:span><text:bookmark-end text:name="__RefHeading___Toc969_759114968"/></text:h>
      <text:p text:style-name="P46">Azalpena:</text:p>
      <text:p text:style-name="P47"><text:tab/>Kamerak jasandako aldaketak desegiteko, hainbat aldaketa egin ditugu programaren hainbat klaseetan. </text:p>
      <text:p text:style-name="P53"><text:span text:style-name="T11"><text:tab/></text:span><text:span text:style-name="T52">Kameren aldaketak pilaratzeko, objektuen aldaketak pilaratzeko </text:span><text:span text:style-name="T53">struct</text:span><text:span text:style-name="T54"> berdina erabiltzen da, </text:span><text:span text:style-name="T53">aldaketaPila</text:span><text:span text:style-name="T54">. Baita ere, objektuetan erabilitako metodologia kameretara kopiatu eta egonkortu da.</text:span></text:p>
      <text:p text:style-name="P58"/>
      <text:p text:style-name="P58"/>
      <text:p text:style-name="P58"/>
      <text:h text:style-name="P97" text:outline-level="1"><text:bookmark-start text:name="__RefHeading___Toc557_1797607716"/><text:span text:style-name="T5"><text:s/>Oharr</text:span><text:span text:style-name="T4">a</text:span><text:span text:style-name="T5">k</text:span><text:bookmark-end text:name="__RefHeading___Toc557_1797607716"/></text:h>
      <text:p text:style-name="P23"><text:bookmark-start text:name="__RefHeading___Toc559_1797607716"/><text:s/>→ Programa konpilatzeko: <text:bookmark-end text:name="__RefHeading___Toc559_1797607716"/></text:p>
      <text:p text:style-name="P23"/>
      <text:p text:style-name="P24">gcc -o KbGprograma *.c -lGL -lGLU -lglut -<text:span text:style-name="T80">lm</text:span></text:p>
      <text:p text:style-name="P24"/>
      <text:p text:style-name="P23"><text:s/>→ Programa <text:span text:style-name="T71">exekutatzeko</text:span>: </text:p>
      <text:p text:style-name="P23"/>
      <text:p text:style-name="P24">./KbGprogram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u" fo:country="ES" fo:font-style="italic" officeooo:rsid="0011534b" officeooo:paragraph-rsid="0011534b"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onputagailu bidezko Grafikoak – 2016/2017 ikasturtea – 2. zatia – 2. fasea</text:p>
      </style:header>
      <style:footer>
        <text:p text:style-name="MP2">- <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3:25:37.956859458</meta:creation-date>
    <dc:date>2016-12-22T21:37:09.438144370</dc:date>
    <meta:editing-duration>PT4H27M30S</meta:editing-duration>
    <meta:editing-cycles>49</meta:editing-cycles>
    <meta:generator>LibreOffice/5.1.4.2$Linux_X86_64 LibreOffice_project/10m0$Build-2</meta:generator>
    <meta:document-statistic meta:table-count="0" meta:image-count="0" meta:object-count="0" meta:page-count="12" meta:paragraph-count="246" meta:word-count="1554" meta:character-count="14724" meta:non-whitespace-character-count="12175"/>
  </office:meta>
</office:document-meta>
</file>